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T46_101" style:family="text"/>
    <style:style style:name="T46_102" style:family="text"/>
    <style:style style:name="T46_103" style:family="text"/>
    <style:style style:name="T46_104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T48_65" style:family="text"/>
    <style:style style:name="T48_66" style:family="text"/>
    <style:style style:name="T48_67" style:family="text"/>
    <style:style style:name="T48_68" style:family="text"/>
    <style:style style:name="T48_69" style:family="text"/>
    <style:style style:name="T48_70" style:family="text"/>
    <style:style style:name="T48_71" style:family="text"/>
    <style:style style:name="T48_72" style:family="text"/>
    <style:style style:name="T48_73" style:family="text"/>
    <style:style style:name="T48_74" style:family="text"/>
    <style:style style:name="T48_75" style:family="text"/>
    <style:style style:name="T48_76" style:family="text"/>
    <style:style style:name="T48_77" style:family="text"/>
    <style:style style:name="T48_78" style:family="text"/>
    <style:style style:name="T48_79" style:family="text"/>
    <style:style style:name="T48_80" style:family="text"/>
    <style:style style:name="T48_81" style:family="text"/>
    <style:style style:name="T48_82" style:family="text"/>
    <style:style style:name="T48_83" style:family="text"/>
    <style:style style:name="T48_84" style:family="text"/>
    <style:style style:name="T48_85" style:family="text"/>
    <style:style style:name="T48_86" style:family="text"/>
    <style:style style:name="T48_87" style:family="text"/>
    <style:style style:name="T48_88" style:family="text"/>
    <style:style style:name="T48_89" style:family="text"/>
    <style:style style:name="T48_90" style:family="text"/>
    <style:style style:name="T48_91" style:family="text"/>
    <style:style style:name="T48_92" style:family="text"/>
    <style:style style:name="T48_93" style:family="text"/>
    <style:style style:name="T48_94" style:family="text"/>
    <style:style style:name="T48_95" style:family="text"/>
    <style:style style:name="T48_96" style:family="text"/>
    <style:style style:name="T48_97" style:family="text"/>
    <style:style style:name="T48_98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T51_95" style:family="text"/>
    <style:style style:name="T51_96" style:family="text"/>
    <style:style style:name="T51_97" style:family="text"/>
    <style:style style:name="T51_98" style:family="text"/>
    <style:style style:name="T51_99" style:family="text"/>
    <style:style style:name="T51_100" style:family="text"/>
    <style:style style:name="T51_101" style:family="text"/>
    <style:style style:name="T51_102" style:family="text"/>
    <style:style style:name="T51_103" style:family="text"/>
    <style:style style:name="T51_104" style:family="text"/>
    <style:style style:name="T51_105" style:family="text"/>
    <style:style style:name="T51_106" style:family="text"/>
    <style:style style:name="T51_107" style:family="text"/>
    <style:style style:name="T51_108" style:family="text"/>
    <style:style style:name="T51_109" style:family="text"/>
    <style:style style:name="T51_110" style:family="text"/>
    <style:style style:name="T51_111" style:family="text"/>
    <style:style style:name="T51_112" style:family="text"/>
    <style:style style:name="T51_113" style:family="text"/>
    <style:style style:name="T51_114" style:family="text"/>
    <style:style style:name="T51_115" style:family="text"/>
    <style:style style:name="T51_116" style:family="text"/>
    <style:style style:name="T51_117" style:family="text"/>
    <style:style style:name="T51_118" style:family="text"/>
    <style:style style:name="T51_119" style:family="text"/>
    <style:style style:name="T51_120" style:family="text"/>
    <style:style style:name="T51_121" style:family="text"/>
    <style:style style:name="T51_122" style:family="text"/>
    <style:style style:name="T51_123" style:family="text"/>
    <style:style style:name="T51_124" style:family="text"/>
    <style:style style:name="T51_125" style:family="text"/>
    <style:style style:name="T51_126" style:family="text"/>
    <style:style style:name="T51_127" style:family="text"/>
    <style:style style:name="T51_128" style:family="text"/>
    <style:style style:name="T51_129" style:family="text"/>
    <style:style style:name="T51_130" style:family="text"/>
    <style:style style:name="T51_131" style:family="text"/>
    <style:style style:name="T51_132" style:family="text"/>
    <style:style style:name="T51_133" style:family="text"/>
    <style:style style:name="T51_134" style:family="text"/>
    <style:style style:name="T51_135" style:family="text"/>
    <style:style style:name="T51_136" style:family="text"/>
    <style:style style:name="T51_137" style:family="text"/>
    <style:style style:name="T51_138" style:family="text"/>
    <style:style style:name="T51_139" style:family="text"/>
    <style:style style:name="T51_140" style:family="text"/>
    <style:style style:name="T51_141" style:family="text"/>
    <style:style style:name="T51_142" style:family="text"/>
    <style:style style:name="T51_143" style:family="text"/>
    <style:style style:name="T51_144" style:family="text"/>
    <style:style style:name="T51_145" style:family="text"/>
    <style:style style:name="T51_146" style:family="text"/>
    <style:style style:name="T51_147" style:family="text"/>
    <style:style style:name="T51_148" style:family="text"/>
    <style:style style:name="T51_149" style:family="text"/>
    <style:style style:name="T51_150" style:family="text"/>
    <style:style style:name="T51_151" style:family="text"/>
    <style:style style:name="T51_152" style:family="text"/>
    <style:style style:name="T51_153" style:family="text"/>
    <style:style style:name="T51_154" style:family="text"/>
    <style:style style:name="T51_155" style:family="text"/>
    <style:style style:name="T51_156" style:family="text"/>
    <style:style style:name="T51_157" style:family="text"/>
    <style:style style:name="T51_158" style:family="text"/>
    <style:style style:name="T51_159" style:family="text"/>
    <style:style style:name="T51_160" style:family="text"/>
    <style:style style:name="T51_161" style:family="text"/>
    <style:style style:name="T51_162" style:family="text"/>
    <style:style style:name="T51_163" style:family="text"/>
    <style:style style:name="T51_164" style:family="text"/>
    <style:style style:name="T51_165" style:family="text"/>
    <style:style style:name="T51_166" style:family="text"/>
    <style:style style:name="T51_167" style:family="text"/>
    <style:style style:name="T51_168" style:family="text"/>
    <style:style style:name="T51_169" style:family="text"/>
    <style:style style:name="T51_170" style:family="text"/>
    <style:style style:name="T51_171" style:family="text"/>
    <style:style style:name="T51_172" style:family="text"/>
    <style:style style:name="T51_173" style:family="text"/>
    <style:style style:name="T51_174" style:family="text"/>
    <style:style style:name="T51_175" style:family="text"/>
    <style:style style:name="T51_176" style:family="text"/>
    <style:style style:name="T51_177" style:family="text"/>
    <style:style style:name="T51_178" style:family="text"/>
    <style:style style:name="T51_179" style:family="text"/>
    <style:style style:name="T51_180" style:family="text"/>
    <style:style style:name="T51_181" style:family="text"/>
    <style:style style:name="T51_182" style:family="text"/>
    <style:style style:name="T51_183" style:family="text"/>
    <style:style style:name="T51_184" style:family="text"/>
    <style:style style:name="T51_185" style:family="text"/>
    <style:style style:name="T51_186" style:family="text"/>
    <style:style style:name="T51_187" style:family="text"/>
    <style:style style:name="T51_188" style:family="text"/>
    <style:style style:name="T51_189" style:family="text"/>
    <style:style style:name="T51_190" style:family="text"/>
    <style:style style:name="T51_191" style:family="text"/>
    <style:style style:name="T51_192" style:family="text"/>
    <style:style style:name="T51_193" style:family="text"/>
    <style:style style:name="T51_194" style:family="text"/>
    <style:style style:name="T51_195" style:family="text"/>
    <style:style style:name="T51_196" style:family="text"/>
    <style:style style:name="T51_197" style:family="text"/>
    <style:style style:name="T51_198" style:family="text"/>
    <style:style style:name="T51_199" style:family="text"/>
    <style:style style:name="T51_200" style:family="text"/>
    <style:style style:name="T51_201" style:family="text"/>
    <style:style style:name="T51_202" style:family="text"/>
    <style:style style:name="T51_203" style:family="text"/>
    <style:style style:name="T51_204" style:family="text"/>
    <style:style style:name="T51_205" style:family="text"/>
    <style:style style:name="T51_206" style:family="text"/>
    <style:style style:name="T51_207" style:family="text"/>
    <style:style style:name="T51_208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T54_69" style:family="text"/>
    <style:style style:name="T54_70" style:family="text"/>
    <style:style style:name="T54_71" style:family="text"/>
    <style:style style:name="T54_72" style:family="text"/>
    <style:style style:name="T54_73" style:family="text"/>
    <style:style style:name="T54_74" style:family="text"/>
    <style:style style:name="T54_75" style:family="text"/>
    <style:style style:name="T54_76" style:family="text"/>
    <style:style style:name="T54_77" style:family="text"/>
    <style:style style:name="T54_78" style:family="text"/>
    <style:style style:name="T54_79" style:family="text"/>
    <style:style style:name="T54_80" style:family="text"/>
    <style:style style:name="T54_81" style:family="text"/>
    <style:style style:name="T54_82" style:family="text"/>
    <style:style style:name="T54_83" style:family="text"/>
    <style:style style:name="T54_84" style:family="text"/>
    <style:style style:name="T54_85" style:family="text"/>
    <style:style style:name="T54_86" style:family="text"/>
    <style:style style:name="T54_87" style:family="text"/>
    <style:style style:name="T54_88" style:family="text"/>
    <style:style style:name="T54_89" style:family="text"/>
    <style:style style:name="T54_90" style:family="text"/>
    <style:style style:name="T54_91" style:family="text"/>
    <style:style style:name="T54_92" style:family="text"/>
    <style:style style:name="T54_93" style:family="text"/>
    <style:style style:name="T54_94" style:family="text"/>
    <style:style style:name="T54_95" style:family="text"/>
    <style:style style:name="T54_96" style:family="text"/>
    <style:style style:name="T54_97" style:family="text"/>
    <style:style style:name="T54_98" style:family="text"/>
    <style:style style:name="T54_99" style:family="text"/>
    <style:style style:name="T54_100" style:family="text"/>
    <style:style style:name="T54_101" style:family="text"/>
    <style:style style:name="T54_102" style:family="text"/>
    <style:style style:name="T54_103" style:family="text"/>
    <style:style style:name="T54_104" style:family="text"/>
    <style:style style:name="T54_105" style:family="text"/>
    <style:style style:name="T54_106" style:family="text"/>
    <style:style style:name="T54_107" style:family="text"/>
    <style:style style:name="T54_108" style:family="text"/>
    <style:style style:name="T54_109" style:family="text"/>
    <style:style style:name="T54_110" style:family="text"/>
    <style:style style:name="T54_111" style:family="text"/>
    <style:style style:name="T54_112" style:family="text"/>
    <style:style style:name="T54_113" style:family="text"/>
    <style:style style:name="T54_114" style:family="text"/>
    <style:style style:name="T54_115" style:family="text"/>
    <style:style style:name="T54_116" style:family="text"/>
    <style:style style:name="T54_117" style:family="text"/>
    <style:style style:name="T54_118" style:family="text"/>
    <style:style style:name="T54_119" style:family="text"/>
    <style:style style:name="T54_120" style:family="text"/>
    <style:style style:name="T54_121" style:family="text"/>
    <style:style style:name="T54_122" style:family="text"/>
    <style:style style:name="T54_123" style:family="text"/>
    <style:style style:name="T54_124" style:family="text"/>
    <style:style style:name="T54_125" style:family="text"/>
    <style:style style:name="T54_126" style:family="text"/>
    <style:style style:name="T54_127" style:family="text"/>
    <style:style style:name="T54_128" style:family="text"/>
    <style:style style:name="T54_129" style:family="text"/>
    <style:style style:name="T54_130" style:family="text"/>
    <style:style style:name="T54_131" style:family="text"/>
    <style:style style:name="T54_132" style:family="text"/>
    <style:style style:name="T54_133" style:family="text"/>
    <style:style style:name="T54_134" style:family="text"/>
    <style:style style:name="T54_135" style:family="text"/>
    <style:style style:name="T54_136" style:family="text"/>
    <style:style style:name="T54_137" style:family="text"/>
    <style:style style:name="T54_138" style:family="text"/>
    <style:style style:name="T54_139" style:family="text"/>
    <style:style style:name="T54_140" style:family="text"/>
    <style:style style:name="T54_141" style:family="text"/>
    <style:style style:name="T54_142" style:family="text"/>
    <style:style style:name="T54_143" style:family="text"/>
    <style:style style:name="T54_144" style:family="text"/>
    <style:style style:name="T54_145" style:family="text"/>
    <style:style style:name="T54_146" style:family="text"/>
    <style:style style:name="T54_147" style:family="text"/>
    <style:style style:name="T54_148" style:family="text"/>
    <style:style style:name="T54_149" style:family="text"/>
    <style:style style:name="T54_150" style:family="text"/>
    <style:style style:name="T54_151" style:family="text"/>
    <style:style style:name="T54_152" style:family="text"/>
    <style:style style:name="T54_153" style:family="text"/>
    <style:style style:name="T54_154" style:family="text"/>
    <style:style style:name="T54_155" style:family="text"/>
    <style:style style:name="T54_156" style:family="text"/>
    <style:style style:name="T54_157" style:family="text"/>
    <style:style style:name="T54_158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T57_60" style:family="text"/>
    <style:style style:name="T57_61" style:family="text"/>
    <style:style style:name="T57_62" style:family="text"/>
    <style:style style:name="T57_63" style:family="text"/>
    <style:style style:name="T57_64" style:family="text"/>
    <style:style style:name="T57_65" style:family="text"/>
    <style:style style:name="T57_66" style:family="text"/>
    <style:style style:name="T57_67" style:family="text"/>
    <style:style style:name="T57_68" style:family="text"/>
    <style:style style:name="T57_69" style:family="text"/>
    <style:style style:name="T57_70" style:family="text"/>
    <style:style style:name="T57_71" style:family="text"/>
    <style:style style:name="T57_72" style:family="text"/>
    <style:style style:name="T57_73" style:family="text"/>
    <style:style style:name="T57_74" style:family="text"/>
    <style:style style:name="T57_75" style:family="text"/>
    <style:style style:name="T57_76" style:family="text"/>
    <style:style style:name="T57_77" style:family="text"/>
    <style:style style:name="T57_78" style:family="text"/>
    <style:style style:name="T57_79" style:family="text"/>
    <style:style style:name="T57_80" style:family="text"/>
    <style:style style:name="T57_81" style:family="text"/>
    <style:style style:name="T57_82" style:family="text"/>
    <style:style style:name="T57_83" style:family="text"/>
    <style:style style:name="T57_84" style:family="text"/>
    <style:style style:name="T57_85" style:family="text"/>
    <style:style style:name="T57_86" style:family="text"/>
    <style:style style:name="T57_87" style:family="text"/>
    <style:style style:name="T57_88" style:family="text"/>
    <style:style style:name="T57_89" style:family="text"/>
    <style:style style:name="T57_90" style:family="text"/>
    <style:style style:name="T57_91" style:family="text"/>
    <style:style style:name="T57_92" style:family="text"/>
    <style:style style:name="T57_93" style:family="text"/>
    <style:style style:name="T57_94" style:family="text"/>
    <style:style style:name="T57_95" style:family="text"/>
    <style:style style:name="T57_96" style:family="text"/>
    <style:style style:name="T57_97" style:family="text"/>
    <style:style style:name="T57_98" style:family="text"/>
    <style:style style:name="T57_99" style:family="text"/>
    <style:style style:name="T57_100" style:family="text"/>
    <style:style style:name="T57_101" style:family="text"/>
    <style:style style:name="T57_102" style:family="text"/>
    <style:style style:name="T57_103" style:family="text"/>
    <style:style style:name="T57_104" style:family="text"/>
    <style:style style:name="T57_105" style:family="text"/>
    <style:style style:name="T57_106" style:family="text"/>
    <style:style style:name="T57_107" style:family="text"/>
    <style:style style:name="T57_108" style:family="text"/>
    <style:style style:name="T57_109" style:family="text"/>
    <style:style style:name="T57_110" style:family="text"/>
    <style:style style:name="T57_111" style:family="text"/>
    <style:style style:name="T57_112" style:family="text"/>
    <style:style style:name="T57_113" style:family="text"/>
    <style:style style:name="T57_114" style:family="text"/>
    <style:style style:name="T57_115" style:family="text"/>
    <style:style style:name="T57_116" style:family="text"/>
    <style:style style:name="T57_117" style:family="text"/>
    <style:style style:name="T57_118" style:family="text"/>
    <style:style style:name="T57_119" style:family="text"/>
    <style:style style:name="T57_120" style:family="text"/>
    <style:style style:name="T57_121" style:family="text"/>
    <style:style style:name="T57_122" style:family="text"/>
    <style:style style:name="T57_123" style:family="text"/>
    <style:style style:name="T57_124" style:family="text"/>
    <style:style style:name="T57_125" style:family="text"/>
    <style:style style:name="T57_126" style:family="text"/>
    <style:style style:name="T57_127" style:family="text"/>
    <style:style style:name="T57_128" style:family="text"/>
    <style:style style:name="T57_129" style:family="text"/>
    <style:style style:name="T57_130" style:family="text"/>
    <style:style style:name="T57_131" style:family="text"/>
    <style:style style:name="T57_132" style:family="text"/>
    <style:style style:name="T57_133" style:family="text"/>
    <style:style style:name="T57_134" style:family="text"/>
    <style:style style:name="T57_135" style:family="text"/>
    <style:style style:name="T57_136" style:family="text"/>
    <style:style style:name="T57_137" style:family="text"/>
    <style:style style:name="T57_138" style:family="text"/>
    <style:style style:name="T57_139" style:family="text"/>
    <style:style style:name="T57_140" style:family="text"/>
    <style:style style:name="T57_141" style:family="text"/>
    <style:style style:name="T57_142" style:family="text"/>
    <style:style style:name="T57_143" style:family="text"/>
    <style:style style:name="T57_144" style:family="text"/>
    <style:style style:name="T57_145" style:family="text"/>
    <style:style style:name="T57_146" style:family="text"/>
    <style:style style:name="T57_147" style:family="text"/>
    <style:style style:name="T57_148" style:family="text"/>
    <style:style style:name="T57_149" style:family="text"/>
    <style:style style:name="T57_150" style:family="text"/>
    <style:style style:name="T57_151" style:family="text"/>
    <style:style style:name="T57_152" style:family="text"/>
    <style:style style:name="T57_153" style:family="text"/>
    <style:style style:name="T57_154" style:family="text"/>
    <style:style style:name="T57_155" style:family="text"/>
    <style:style style:name="T57_156" style:family="text"/>
    <style:style style:name="T57_157" style:family="text"/>
    <style:style style:name="T57_158" style:family="text"/>
    <style:style style:name="T57_159" style:family="text"/>
    <style:style style:name="T57_160" style:family="text"/>
    <style:style style:name="T57_161" style:family="text"/>
    <style:style style:name="T57_162" style:family="text"/>
    <style:style style:name="T57_163" style:family="text"/>
    <style:style style:name="T57_164" style:family="text"/>
    <style:style style:name="T57_165" style:family="text"/>
    <style:style style:name="T57_166" style:family="text"/>
    <style:style style:name="T57_167" style:family="text"/>
    <style:style style:name="T57_168" style:family="text"/>
    <style:style style:name="T57_169" style:family="text"/>
    <style:style style:name="T57_170" style:family="text"/>
  </office:automatic-styles>
  <office:body>
    <office:text>
      <text:p text:style-name="P1"><text:span text:style-name="T1_1">Slide</text:span><text:span text:style-name="T1_2"><text:s/>1<text:s/>(</text:span><text:span text:style-name="T1_3">My</text:span><text:span text:style-name="T1_4"><text:s/></text:span><text:span text:style-name="T1_5">Part</text:span><text:span text:style-name="T1_6">)</text:span></text:p>
      <text:p text:style-name="P2"><text:span text:style-name="T2_1">How</text:span><text:span text:style-name="T2_2"><text:s/></text:span><text:span text:style-name="T2_3">the</text:span><text:span text:style-name="T2_4"><text:s/></text:span><text:span text:style-name="T2_5">puzzle</text:span><text:span text:style-name="T2_6"><text:s/></text:span><text:span text:style-name="T2_7">is</text:span><text:span text:style-name="T2_8"><text:s/></text:span><text:span text:style-name="T2_9">defined</text:span><text:span text:style-name="T2_10">?<text:s/></text:span></text:p>
      <text:p text:style-name="P3"><text:span text:style-name="T3_1">How</text:span><text:span text:style-name="T3_2"><text:s/></text:span><text:span text:style-name="T3_3">a</text:span><text:span text:style-name="T3_4"><text:s/></text:span><text:span text:style-name="T3_5">piece</text:span><text:span text:style-name="T3_6"><text:s/></text:span><text:span text:style-name="T3_7">is</text:span><text:span text:style-name="T3_8"><text:s/></text:span><text:span text:style-name="T3_9">defined</text:span><text:span text:style-name="T3_10">?<text:s/></text:span></text:p>
      <text:p text:style-name="P4"><text:span text:style-name="T4_1">How</text:span><text:span text:style-name="T4_2"><text:s/></text:span><text:span text:style-name="T4_3">the</text:span><text:span text:style-name="T4_4"><text:s/></text:span><text:span text:style-name="T4_5">pieces</text:span><text:span text:style-name="T4_6"><text:s/></text:span><text:span text:style-name="T4_7">interact</text:span><text:span text:style-name="T4_8"><text:s/></text:span><text:span text:style-name="T4_9">with</text:span><text:span text:style-name="T4_10"><text:s/></text:span><text:span text:style-name="T4_11">each</text:span><text:span text:style-name="T4_12"><text:s/></text:span><text:span text:style-name="T4_13">other</text:span><text:span text:style-name="T4_14">?<text:s/></text:span></text:p>
      <text:p text:style-name="P5"><text:span text:style-name="T5_1">How</text:span><text:span text:style-name="T5_2"><text:s/></text:span><text:span text:style-name="T5_3">the</text:span><text:span text:style-name="T5_4"><text:s/></text:span><text:span text:style-name="T5_5">puzzle</text:span><text:span text:style-name="T5_6"><text:s/></text:span><text:span text:style-name="T5_7">is</text:span><text:span text:style-name="T5_8"><text:s/></text:span><text:span text:style-name="T5_9">solved</text:span><text:span text:style-name="T5_10">?</text:span></text:p>
      <text:p text:style-name="P6"><text:span text:style-name="T6_1">Displaying</text:span><text:span text:style-name="T6_2"><text:s/></text:span><text:span text:style-name="T6_3">the</text:span><text:span text:style-name="T6_4"><text:s/></text:span><text:span text:style-name="T6_5">pieces</text:span><text:span text:style-name="T6_6"><text:s/></text:span><text:span text:style-name="T6_7">correctly</text:span><text:span text:style-name="T6_8"><text:s/></text:span><text:span text:style-name="T6_9">on</text:span><text:span text:style-name="T6_10"><text:s/></text:span><text:span text:style-name="T6_11">the</text:span><text:span text:style-name="T6_12"><text:s/></text:span><text:span text:style-name="T6_13">screen</text:span><text:span text:style-name="T6_14">.</text:span></text:p>
      <text:p text:style-name="P7"><text:span text:style-name="T7_1">How</text:span><text:span text:style-name="T7_2"><text:s/></text:span><text:span text:style-name="T7_3">pieces</text:span><text:span text:style-name="T7_4"><text:s/></text:span><text:span text:style-name="T7_5">are</text:span><text:span text:style-name="T7_6"><text:s/></text:span><text:span text:style-name="T7_7">picked</text:span><text:span text:style-name="T7_8"><text:s/></text:span><text:span text:style-name="T7_9">up</text:span><text:span text:style-name="T7_10"><text:s/></text:span><text:span text:style-name="T7_11">and</text:span><text:span text:style-name="T7_12"><text:s/></text:span><text:span text:style-name="T7_13">placed</text:span><text:span text:style-name="T7_14"><text:s/></text:span><text:span text:style-name="T7_15">back</text:span><text:span text:style-name="T7_16"><text:s/></text:span><text:span text:style-name="T7_17">down</text:span><text:span text:style-name="T7_18">?</text:span></text:p>
      <text:p text:style-name="P8"/>
      <text:p text:style-name="P9"><text:span text:style-name="T9_1">Slide</text:span><text:span text:style-name="T9_2"><text:s/>2<text:s/>(</text:span><text:span text:style-name="T9_3">Background</text:span><text:span text:style-name="T9_4"><text:s/>-<text:s/></text:span><text:span text:style-name="T9_5">Jigsaw</text:span><text:span text:style-name="T9_6"><text:s/></text:span><text:span text:style-name="T9_7">Puzzle</text:span><text:span text:style-name="T9_8"><text:s/></text:span><text:span text:style-name="T9_9">Games</text:span><text:span text:style-name="T9_10">)</text:span></text:p>
      <text:p text:style-name="P10"><text:span text:style-name="T10_1">There</text:span><text:span text:style-name="T10_2"><text:s/></text:span><text:span text:style-name="T10_3">are</text:span><text:span text:style-name="T10_4"><text:s/></text:span><text:span text:style-name="T10_5">a</text:span><text:span text:style-name="T10_6"><text:s/></text:span><text:span text:style-name="T10_7">lot</text:span><text:span text:style-name="T10_8"><text:s/></text:span><text:span text:style-name="T10_9">of</text:span><text:span text:style-name="T10_10"><text:s/></text:span><text:span text:style-name="T10_11">puzzle</text:span><text:span text:style-name="T10_12"><text:s/></text:span><text:span text:style-name="T10_13">games</text:span><text:span text:style-name="T10_14"><text:s/></text:span><text:span text:style-name="T10_15">out</text:span><text:span text:style-name="T10_16"><text:s/></text:span><text:span text:style-name="T10_17">and</text:span><text:span text:style-name="T10_18"><text:s/></text:span><text:span text:style-name="T10_19">about</text:span><text:span text:style-name="T10_20"><text:s/></text:span><text:span text:style-name="T10_21">already</text:span><text:span text:style-name="T10_22">.</text:span></text:p>
      <text:p text:style-name="P11"><text:span text:style-name="T11_1">They</text:span><text:span text:style-name="T11_2"><text:s/></text:span><text:span text:style-name="T11_3">are</text:span><text:span text:style-name="T11_4"><text:s/></text:span><text:span text:style-name="T11_5">limited</text:span><text:span text:style-name="T11_6"><text:s/></text:span><text:span text:style-name="T11_7">to</text:span><text:span text:style-name="T11_8"><text:s/></text:span><text:span text:style-name="T11_9">orthographic</text:span><text:span text:style-name="T11_10"><text:s/></text:span><text:span text:style-name="T11_11">projection</text:span><text:span text:style-name="T11_12">,<text:s/></text:span><text:span text:style-name="T11_13">meaning</text:span><text:span text:style-name="T11_14"><text:s/></text:span><text:span text:style-name="T11_15">the</text:span><text:span text:style-name="T11_16"><text:s/></text:span><text:span text:style-name="T11_17">puzzle</text:span><text:span text:style-name="T11_18"><text:s/></text:span><text:span text:style-name="T11_19">pieces</text:span><text:span text:style-name="T11_20"><text:s/></text:span><text:span text:style-name="T11_21">are</text:span><text:span text:style-name="T11_22"><text:s/></text:span><text:span text:style-name="T11_23">flat</text:span><text:span text:style-name="T11_24"><text:s/></text:span><text:span text:style-name="T11_25">on</text:span><text:span text:style-name="T11_26"><text:s/></text:span><text:span text:style-name="T11_27">the</text:span><text:span text:style-name="T11_28"><text:s/></text:span><text:span text:style-name="T11_29">screen</text:span><text:span text:style-name="T11_30"><text:s/></text:span><text:span text:style-name="T11_31">and</text:span><text:span text:style-name="T11_32"><text:s/></text:span><text:span text:style-name="T11_33">the</text:span><text:span text:style-name="T11_34"><text:s/></text:span><text:span text:style-name="T11_35">user</text:span><text:span text:style-name="T11_36"><text:s/></text:span><text:span text:style-name="T11_37">looks</text:span><text:span text:style-name="T11_38"><text:s/></text:span><text:span text:style-name="T11_39">top</text:span><text:span text:style-name="T11_40"><text:s/></text:span><text:span text:style-name="T11_41">down</text:span><text:span text:style-name="T11_42"><text:s/></text:span><text:span text:style-name="T11_43">to</text:span><text:span text:style-name="T11_44"><text:s/></text:span><text:span text:style-name="T11_45">all</text:span><text:span text:style-name="T11_46"><text:s/></text:span><text:span text:style-name="T11_47">the</text:span><text:span text:style-name="T11_48"><text:s/></text:span><text:span text:style-name="T11_49">pieces</text:span><text:span text:style-name="T11_50">,<text:s/></text:span><text:span text:style-name="T11_51">there</text:span><text:span text:style-name="T11_52"><text:s/></text:span><text:span text:style-name="T11_53">is</text:span><text:span text:style-name="T11_54"><text:s/></text:span><text:span text:style-name="T11_55">no</text:span><text:span text:style-name="T11_56"><text:s/></text:span><text:span text:style-name="T11_57">sense</text:span><text:span text:style-name="T11_58"><text:s/></text:span><text:span text:style-name="T11_59">of</text:span><text:span text:style-name="T11_60"><text:s/></text:span><text:span text:style-name="T11_61">depth</text:span><text:span text:style-name="T11_62">,<text:s/></text:span><text:span text:style-name="T11_63">as</text:span><text:span text:style-name="T11_64"><text:s/></text:span><text:span text:style-name="T11_65">all</text:span><text:span text:style-name="T11_66"><text:s/></text:span><text:span text:style-name="T11_67">the</text:span><text:span text:style-name="T11_68"><text:s/></text:span><text:span text:style-name="T11_69">pieces</text:span><text:span text:style-name="T11_70"><text:s/></text:span><text:span text:style-name="T11_71">are</text:span><text:span text:style-name="T11_72"><text:s/></text:span><text:span text:style-name="T11_73">the</text:span><text:span text:style-name="T11_74"><text:s/></text:span><text:span text:style-name="T11_75">same</text:span><text:span text:style-name="T11_76"><text:s/></text:span><text:span text:style-name="T11_77">size</text:span><text:span text:style-name="T11_78">.</text:span></text:p>
      <text:p text:style-name="P12"><text:span text:style-name="T12_1">Are</text:span><text:span text:style-name="T12_2"><text:s/></text:span><text:span text:style-name="T12_3">limited</text:span><text:span text:style-name="T12_4"><text:s/></text:span><text:span text:style-name="T12_5">in</text:span><text:span text:style-name="T12_6"><text:s/></text:span><text:span text:style-name="T12_7">where</text:span><text:span text:style-name="T12_8"><text:s/></text:span><text:span text:style-name="T12_9">the</text:span><text:span text:style-name="T12_10"><text:s/></text:span><text:span text:style-name="T12_11">pieces</text:span><text:span text:style-name="T12_12"><text:s/></text:span><text:span text:style-name="T12_13">can</text:span><text:span text:style-name="T12_14"><text:s/></text:span><text:span text:style-name="T12_15">go</text:span><text:span text:style-name="T12_16"><text:s/></text:span><text:span text:style-name="T12_17">and</text:span><text:span text:style-name="T12_18"><text:s/></text:span><text:span text:style-name="T12_19">how</text:span><text:span text:style-name="T12_20"><text:s/></text:span><text:span text:style-name="T12_21">the</text:span><text:span text:style-name="T12_22"><text:s/></text:span><text:span text:style-name="T12_23">puzzle</text:span><text:span text:style-name="T12_24"><text:s/></text:span><text:span text:style-name="T12_25">can</text:span><text:span text:style-name="T12_26"><text:s/></text:span><text:span text:style-name="T12_27">be</text:span><text:span text:style-name="T12_28"><text:s/></text:span><text:span text:style-name="T12_29">solved</text:span><text:span text:style-name="T12_30">.<text:s/></text:span><text:span text:style-name="T12_31">Most</text:span><text:span text:style-name="T12_32"><text:s/></text:span><text:span text:style-name="T12_33">games</text:span><text:span text:style-name="T12_34"><text:s/></text:span><text:span text:style-name="T12_35">use</text:span><text:span text:style-name="T12_36"><text:s/></text:span><text:span text:style-name="T12_37">a</text:span><text:span text:style-name="T12_38"><text:s/></text:span><text:span text:style-name="T12_39">grid</text:span><text:span text:style-name="T12_40"><text:s/></text:span><text:span text:style-name="T12_41">to</text:span><text:span text:style-name="T12_42"><text:s/></text:span><text:span text:style-name="T12_43">place</text:span><text:span text:style-name="T12_44"><text:s/></text:span><text:span text:style-name="T12_45">the</text:span><text:span text:style-name="T12_46"><text:s/></text:span><text:span text:style-name="T12_47">pieces</text:span><text:span text:style-name="T12_48"><text:s/></text:span><text:span text:style-name="T12_49">which</text:span><text:span text:style-name="T12_50"><text:s/></text:span><text:span text:style-name="T12_51">is</text:span><text:span text:style-name="T12_52"><text:s/></text:span><text:span text:style-name="T12_53">boring</text:span><text:span text:style-name="T12_54">.</text:span></text:p>
      <text:p text:style-name="P13"><text:span text:style-name="T13_1">Want</text:span><text:span text:style-name="T13_2"><text:s/></text:span><text:span text:style-name="T13_3">to</text:span><text:span text:style-name="T13_4"><text:s/></text:span><text:span text:style-name="T13_5">avoid</text:span><text:span text:style-name="T13_6"><text:s/></text:span><text:span text:style-name="T13_7">these</text:span><text:span text:style-name="T13_8"><text:s/></text:span><text:span text:style-name="T13_9">limitation</text:span><text:span text:style-name="T13_10"><text:s/></text:span><text:span text:style-name="T13_11">in</text:span><text:span text:style-name="T13_12"><text:s/></text:span><text:span text:style-name="T13_13">the</text:span><text:span text:style-name="T13_14"><text:s/></text:span><text:span text:style-name="T13_15">project</text:span><text:span text:style-name="T13_16">,<text:s/></text:span><text:span text:style-name="T13_17">want</text:span><text:span text:style-name="T13_18"><text:s/></text:span><text:span text:style-name="T13_19">a</text:span><text:span text:style-name="T13_20"><text:s/></text:span><text:span text:style-name="T13_21">perspective</text:span><text:span text:style-name="T13_22"><text:s/></text:span><text:span text:style-name="T13_23">projection</text:span><text:span text:style-name="T13_24"><text:s/></text:span><text:span text:style-name="T13_25">and</text:span><text:span text:style-name="T13_26"><text:s/></text:span><text:span text:style-name="T13_27">no</text:span><text:span text:style-name="T13_28"><text:s/></text:span><text:span text:style-name="T13_29">grid</text:span><text:span text:style-name="T13_30"><text:s/></text:span><text:span text:style-name="T13_31">for</text:span><text:span text:style-name="T13_32"><text:s/></text:span><text:span text:style-name="T13_33">the</text:span><text:span text:style-name="T13_34"><text:s/></text:span><text:span text:style-name="T13_35">board</text:span><text:span text:style-name="T13_36">.</text:span></text:p>
      <text:p text:style-name="P14"/>
      <text:p text:style-name="P15"><text:span text:style-name="T15_1">Slide</text:span><text:span text:style-name="T15_2"><text:s/>3<text:s/>(</text:span><text:span text:style-name="T15_3">Background</text:span><text:span text:style-name="T15_4"><text:s/>-<text:s/></text:span><text:span text:style-name="T15_5">Jigsaw</text:span><text:span text:style-name="T15_6"><text:s/></text:span><text:span text:style-name="T15_7">Puzzle</text:span><text:span text:style-name="T15_8"><text:s/></text:span><text:span text:style-name="T15_9">Games</text:span><text:span text:style-name="T15_10">)</text:span></text:p>
      <text:p text:style-name="P16"><text:span text:style-name="T16_1">Picture</text:span><text:span text:style-name="T16_2"><text:s/></text:span><text:span text:style-name="T16_3">one</text:span><text:span text:style-name="T16_4"><text:s/></text:span><text:span text:style-name="T16_5">shows</text:span><text:span text:style-name="T16_6"><text:s/></text:span><text:span text:style-name="T16_7">the</text:span><text:span text:style-name="T16_8"><text:s/></text:span><text:span text:style-name="T16_9">grid</text:span><text:span text:style-name="T16_10"><text:s/></text:span><text:span text:style-name="T16_11">that</text:span><text:span text:style-name="T16_12"><text:s/></text:span><text:span text:style-name="T16_13">the</text:span><text:span text:style-name="T16_14"><text:s/></text:span><text:span text:style-name="T16_15">puzzle</text:span><text:span text:style-name="T16_16"><text:s/></text:span><text:span text:style-name="T16_17">pieces</text:span><text:span text:style-name="T16_18"><text:s/></text:span><text:span text:style-name="T16_19">have</text:span><text:span text:style-name="T16_20"><text:s/></text:span><text:span text:style-name="T16_21">to</text:span><text:span text:style-name="T16_22"><text:s/></text:span><text:span text:style-name="T16_23">be</text:span><text:span text:style-name="T16_24"><text:s/></text:span><text:span text:style-name="T16_25">placed</text:span><text:span text:style-name="T16_26"><text:s/></text:span><text:span text:style-name="T16_27">in</text:span><text:span text:style-name="T16_28"><text:s/></text:span><text:span text:style-name="T16_29">to</text:span><text:span text:style-name="T16_30"><text:s/></text:span><text:span text:style-name="T16_31">solve</text:span><text:span text:style-name="T16_32"><text:s/></text:span><text:span text:style-name="T16_33">the</text:span><text:span text:style-name="T16_34"><text:s/></text:span><text:span text:style-name="T16_35">puzzle</text:span><text:span text:style-name="T16_36">.</text:span></text:p>
      <text:p text:style-name="P17"><text:span text:style-name="T17_1">Both</text:span><text:span text:style-name="T17_2"><text:s/></text:span><text:span text:style-name="T17_3">pictures</text:span><text:span text:style-name="T17_4"><text:s/></text:span><text:span text:style-name="T17_5">show</text:span><text:span text:style-name="T17_6"><text:s/></text:span><text:span text:style-name="T17_7">the</text:span><text:span text:style-name="T17_8"><text:s/></text:span><text:span text:style-name="T17_9">orthographic</text:span><text:span text:style-name="T17_10"><text:s/></text:span><text:span text:style-name="T17_11">projection</text:span><text:span text:style-name="T17_12"><text:s/></text:span><text:span text:style-name="T17_13">where</text:span><text:span text:style-name="T17_14"><text:s/></text:span><text:span text:style-name="T17_15">you</text:span><text:span text:style-name="T17_16"><text:s/></text:span><text:span text:style-name="T17_17">see</text:span><text:span text:style-name="T17_18"><text:s/></text:span><text:span text:style-name="T17_19">the</text:span><text:span text:style-name="T17_20"><text:s/></text:span><text:span text:style-name="T17_21">puzzle</text:span><text:span text:style-name="T17_22"><text:s/></text:span><text:span text:style-name="T17_23">from</text:span><text:span text:style-name="T17_24"><text:s/></text:span><text:span text:style-name="T17_25">top</text:span><text:span text:style-name="T17_26"><text:s/></text:span><text:span text:style-name="T17_27">down</text:span><text:span text:style-name="T17_28">.</text:span></text:p>
      <text:p text:style-name="P18"/>
      <text:p text:style-name="P19"><text:span text:style-name="T19_1">Slide</text:span><text:span text:style-name="T19_2"><text:s/>4<text:s/>(</text:span><text:span text:style-name="T19_3">Background</text:span><text:span text:style-name="T19_4"><text:s/>-<text:s/></text:span><text:span text:style-name="T19_5">Augmented</text:span><text:span text:style-name="T19_6"><text:s/></text:span><text:span text:style-name="T19_7">Reality</text:span><text:span text:style-name="T19_8">)</text:span></text:p>
      <text:p text:style-name="P20"><text:span text:style-name="T20_1">The</text:span><text:span text:style-name="T20_2"><text:s/></text:span><text:span text:style-name="T20_3">whole</text:span><text:span text:style-name="T20_4"><text:s/></text:span><text:span text:style-name="T20_5">idea</text:span><text:span text:style-name="T20_6"><text:s/></text:span><text:span text:style-name="T20_7">of</text:span><text:span text:style-name="T20_8"><text:s/></text:span><text:span text:style-name="T20_9">the</text:span><text:span text:style-name="T20_10"><text:s/></text:span><text:span text:style-name="T20_11">project</text:span><text:span text:style-name="T20_12"><text:s/></text:span><text:span text:style-name="T20_13">is</text:span><text:span text:style-name="T20_14"><text:s/></text:span><text:span text:style-name="T20_15">to</text:span><text:span text:style-name="T20_16"><text:s/></text:span><text:span text:style-name="T20_17">have</text:span><text:span text:style-name="T20_18"><text:s/></text:span><text:span text:style-name="T20_19">a</text:span><text:span text:style-name="T20_20"><text:s/></text:span><text:span text:style-name="T20_21">virtual</text:span><text:span text:style-name="T20_22"><text:s/></text:span><text:span text:style-name="T20_23">puzzle</text:span><text:span text:style-name="T20_24"><text:s/></text:span><text:span text:style-name="T20_25">being</text:span><text:span text:style-name="T20_26"><text:s/></text:span><text:span text:style-name="T20_27">displayed</text:span><text:span text:style-name="T20_28"><text:s/></text:span><text:span text:style-name="T20_29">on</text:span><text:span text:style-name="T20_30"><text:s/></text:span><text:span text:style-name="T20_31">a</text:span><text:span text:style-name="T20_32"><text:s/></text:span><text:span text:style-name="T20_33">real</text:span><text:span text:style-name="T20_34"><text:s/></text:span><text:span text:style-name="T20_35">world</text:span><text:span text:style-name="T20_36"><text:s/></text:span><text:span text:style-name="T20_37">board</text:span><text:span text:style-name="T20_38">.<text:s/></text:span><text:span text:style-name="T20_39">This</text:span><text:span text:style-name="T20_40"><text:s/></text:span><text:span text:style-name="T20_41">is</text:span><text:span text:style-name="T20_42"><text:s/></text:span><text:span text:style-name="T20_43">augmented</text:span><text:span text:style-name="T20_44"><text:s/></text:span><text:span text:style-name="T20_45">reality</text:span><text:span text:style-name="T20_46">.</text:span></text:p>
      <text:p text:style-name="P21"><text:span text:style-name="T21_1">The</text:span><text:span text:style-name="T21_2"><text:s/></text:span><text:span text:style-name="T21_3">idea</text:span><text:span text:style-name="T21_4"><text:s/></text:span><text:span text:style-name="T21_5">of</text:span><text:span text:style-name="T21_6"><text:s/></text:span><text:span text:style-name="T21_7">augmented</text:span><text:span text:style-name="T21_8"><text:s/></text:span><text:span text:style-name="T21_9">reality</text:span><text:span text:style-name="T21_10"><text:s/></text:span><text:span text:style-name="T21_11">is</text:span><text:span text:style-name="T21_12"><text:s/></text:span><text:span text:style-name="T21_13">to</text:span><text:span text:style-name="T21_14"><text:s/></text:span><text:span text:style-name="T21_15">have</text:span><text:span text:style-name="T21_16"><text:s/></text:span><text:span text:style-name="T21_17">virtual</text:span><text:span text:style-name="T21_18"><text:s/></text:span><text:span text:style-name="T21_19">objects</text:span><text:span text:style-name="T21_20"><text:s/></text:span><text:span text:style-name="T21_21">being</text:span><text:span text:style-name="T21_22"><text:s/></text:span><text:span text:style-name="T21_23">superimposed</text:span><text:span text:style-name="T21_24"><text:s/></text:span><text:span text:style-name="T21_25">onto</text:span><text:span text:style-name="T21_26"><text:s/></text:span><text:span text:style-name="T21_27">the</text:span><text:span text:style-name="T21_28"><text:s/></text:span><text:span text:style-name="T21_29">real</text:span><text:span text:style-name="T21_30"><text:s/></text:span><text:span text:style-name="T21_31">world</text:span><text:span text:style-name="T21_32">.</text:span></text:p>
      <text:p text:style-name="P22"><text:span text:style-name="T22_1">There</text:span><text:span text:style-name="T22_2"><text:s/></text:span><text:span text:style-name="T22_3">are</text:span><text:span text:style-name="T22_4"><text:s/></text:span><text:span text:style-name="T22_5">a</text:span><text:span text:style-name="T22_6"><text:s/></text:span><text:span text:style-name="T22_7">couple</text:span><text:span text:style-name="T22_8"><text:s/></text:span><text:span text:style-name="T22_9">games</text:span><text:span text:style-name="T22_10"><text:s/></text:span><text:span text:style-name="T22_11">that</text:span><text:span text:style-name="T22_12"><text:s/></text:span><text:span text:style-name="T22_13">have</text:span><text:span text:style-name="T22_14"><text:s/></text:span><text:span text:style-name="T22_15">done</text:span><text:span text:style-name="T22_16"><text:s/></text:span><text:span text:style-name="T22_17">augmented</text:span><text:span text:style-name="T22_18"><text:s/></text:span><text:span text:style-name="T22_19">reality</text:span><text:span text:style-name="T22_20"><text:s/></text:span><text:span text:style-name="T22_21">and</text:span><text:span text:style-name="T22_22"><text:s/></text:span><text:span text:style-name="T22_23">I</text:span><text:span text:style-name="T22_24"><text:s/></text:span><text:span text:style-name="T22_25">have</text:span><text:span text:style-name="T22_26"><text:s/></text:span><text:span text:style-name="T22_27">listed</text:span><text:span text:style-name="T22_28"><text:s/></text:span><text:span text:style-name="T22_29">a</text:span><text:span text:style-name="T22_30"><text:s/></text:span><text:span text:style-name="T22_31">couple</text:span><text:span text:style-name="T22_32"><text:s/></text:span><text:span text:style-name="T22_33">here</text:span><text:span text:style-name="T22_34">.</text:span></text:p>
      <text:p text:style-name="P23"/>
      <text:p text:style-name="P24"><text:span text:style-name="T24_1">Slide</text:span><text:span text:style-name="T24_2"><text:s/>5<text:s/>(</text:span><text:span text:style-name="T24_3">Background</text:span><text:span text:style-name="T24_4"><text:s/>-<text:s/></text:span><text:span text:style-name="T24_5">Augmented</text:span><text:span text:style-name="T24_6"><text:s/></text:span><text:span text:style-name="T24_7">Reality</text:span><text:span text:style-name="T24_8">)</text:span></text:p>
      <text:p text:style-name="P25"><text:span text:style-name="T25_1">Both</text:span><text:span text:style-name="T25_2"><text:s/></text:span><text:span text:style-name="T25_3">games</text:span><text:span text:style-name="T25_4"><text:s/></text:span><text:span text:style-name="T25_5">are</text:span><text:span text:style-name="T25_6"><text:s/></text:span><text:span text:style-name="T25_7">being</text:span><text:span text:style-name="T25_8"><text:s/></text:span><text:span text:style-name="T25_9">played</text:span><text:span text:style-name="T25_10"><text:s/></text:span><text:span text:style-name="T25_11">on</text:span><text:span text:style-name="T25_12"><text:s/></text:span><text:span text:style-name="T25_13">a</text:span><text:span text:style-name="T25_14"><text:s/></text:span><text:span text:style-name="T25_15">table</text:span><text:span text:style-name="T25_16"><text:s/></text:span><text:span text:style-name="T25_17">using</text:span><text:span text:style-name="T25_18"><text:s/></text:span><text:span text:style-name="T25_19">marker</text:span><text:span text:style-name="T25_20"><text:s/></text:span><text:span text:style-name="T25_21">tracker</text:span><text:span text:style-name="T25_22">.<text:s/></text:span><text:span text:style-name="T25_23">The</text:span><text:span text:style-name="T25_24"><text:s/></text:span><text:span text:style-name="T25_25">first</text:span><text:span text:style-name="T25_26"><text:s/></text:span><text:span text:style-name="T25_27">shows</text:span><text:span text:style-name="T25_28"><text:s/></text:span><text:span text:style-name="T25_29">what</text:span><text:span text:style-name="T25_30"><text:s/></text:span><text:span text:style-name="T25_31">the</text:span><text:span text:style-name="T25_32"><text:s/></text:span><text:span text:style-name="T25_33">game</text:span><text:span text:style-name="T25_34"><text:s/></text:span><text:span text:style-name="T25_35">looks</text:span><text:span text:style-name="T25_36"><text:s/></text:span><text:span text:style-name="T25_37">like</text:span><text:span text:style-name="T25_38"><text:s/></text:span><text:span text:style-name="T25_39">through</text:span><text:span text:style-name="T25_40"><text:s/></text:span><text:span text:style-name="T25_41">the</text:span><text:span text:style-name="T25_42"><text:s/></text:span><text:span text:style-name="T25_43">screen</text:span><text:span text:style-name="T25_44">.<text:s/></text:span><text:span text:style-name="T25_45">The</text:span><text:span text:style-name="T25_46"><text:s/></text:span><text:span text:style-name="T25_47">second</text:span><text:span text:style-name="T25_48"><text:s/></text:span><text:span text:style-name="T25_49">shows</text:span><text:span text:style-name="T25_50"><text:s/></text:span><text:span text:style-name="T25_51">the</text:span><text:span text:style-name="T25_52"><text:s/></text:span><text:span text:style-name="T25_53">game</text:span><text:span text:style-name="T25_54"><text:s/></text:span><text:span text:style-name="T25_55">being</text:span><text:span text:style-name="T25_56"><text:s/></text:span><text:span text:style-name="T25_57">played</text:span><text:span text:style-name="T25_58"><text:s/></text:span><text:span text:style-name="T25_59">through</text:span><text:span text:style-name="T25_60"><text:s/></text:span><text:span text:style-name="T25_61">the</text:span><text:span text:style-name="T25_62"><text:s/></text:span><text:span text:style-name="T25_63">iPhone</text:span><text:span text:style-name="T25_64">.</text:span></text:p>
      <text:p text:style-name="P26"/>
      <text:p text:style-name="P27"><text:span text:style-name="T27_1">Slide</text:span><text:span text:style-name="T27_2"><text:s/>6<text:s/>(</text:span><text:span text:style-name="T27_3">Progress</text:span><text:span text:style-name="T27_4"><text:s/></text:span><text:span text:style-name="T27_5">so</text:span><text:span text:style-name="T27_6"><text:s/></text:span><text:span text:style-name="T27_7">Far</text:span><text:span text:style-name="T27_8">)</text:span></text:p>
      <text:p text:style-name="P28"><text:span text:style-name="T28_1">I</text:span><text:span text:style-name="T28_2"><text:s/></text:span><text:span text:style-name="T28_3">have</text:span><text:span text:style-name="T28_4"><text:s/></text:span><text:span text:style-name="T28_5">done</text:span><text:span text:style-name="T28_6"><text:s/></text:span><text:span text:style-name="T28_7">the</text:span><text:span text:style-name="T28_8"><text:s/></text:span><text:span text:style-name="T28_9">game</text:span><text:span text:style-name="T28_10"><text:s/></text:span><text:span text:style-name="T28_11">logic</text:span><text:span text:style-name="T28_12">,<text:s/></text:span><text:span text:style-name="T28_13">rendering</text:span><text:span text:style-name="T28_14"><text:s/></text:span><text:span text:style-name="T28_15">of</text:span><text:span text:style-name="T28_16"><text:s/></text:span><text:span text:style-name="T28_17">square</text:span><text:span text:style-name="T28_18"><text:s/></text:span><text:span text:style-name="T28_19">pieces</text:span><text:span text:style-name="T28_20"><text:s/></text:span><text:span text:style-name="T28_21">with</text:span><text:span text:style-name="T28_22"><text:s/></text:span><text:span text:style-name="T28_23">textures</text:span><text:span text:style-name="T28_24">,<text:s/></text:span><text:span text:style-name="T28_25">pieces</text:span><text:span text:style-name="T28_26"><text:s/></text:span><text:span text:style-name="T28_27">are</text:span><text:span text:style-name="T28_28"><text:s/></text:span><text:span text:style-name="T28_29">able</text:span><text:span text:style-name="T28_30"><text:s/></text:span><text:span text:style-name="T28_31">to</text:span><text:span text:style-name="T28_32"><text:s/></text:span><text:span text:style-name="T28_33">be</text:span><text:span text:style-name="T28_34"><text:s/></text:span><text:span text:style-name="T28_35">picked</text:span><text:span text:style-name="T28_36"><text:s/></text:span><text:span text:style-name="T28_37">up</text:span><text:span text:style-name="T28_38"><text:s/></text:span><text:span text:style-name="T28_39">and</text:span><text:span text:style-name="T28_40"><text:s/></text:span><text:span text:style-name="T28_41">placed</text:span><text:span text:style-name="T28_42"><text:s/></text:span><text:span text:style-name="T28_43">back</text:span><text:span text:style-name="T28_44"><text:s/></text:span><text:span text:style-name="T28_45">on</text:span><text:span text:style-name="T28_46"><text:s/></text:span><text:span text:style-name="T28_47">the</text:span><text:span text:style-name="T28_48"><text:s/></text:span><text:span text:style-name="T28_49">board</text:span><text:span text:style-name="T28_50">,<text:s/></text:span><text:span text:style-name="T28_51">pieces</text:span><text:span text:style-name="T28_52"><text:s/></text:span><text:span text:style-name="T28_53">can</text:span><text:span text:style-name="T28_54"><text:s/></text:span><text:span text:style-name="T28_55">be</text:span><text:span text:style-name="T28_56"><text:s/></text:span><text:span text:style-name="T28_57">rotated</text:span><text:span text:style-name="T28_58">,<text:s/></text:span><text:span text:style-name="T28_59">pieces</text:span><text:span text:style-name="T28_60"><text:s/></text:span><text:span text:style-name="T28_61">are</text:span><text:span text:style-name="T28_62"><text:s/></text:span><text:span text:style-name="T28_63">able</text:span><text:span text:style-name="T28_64"><text:s/></text:span><text:span text:style-name="T28_65">to</text:span><text:span text:style-name="T28_66"><text:s/></text:span><text:span text:style-name="T28_67">snap</text:span><text:span text:style-name="T28_68"><text:s/></text:span><text:span text:style-name="T28_69">together</text:span><text:span text:style-name="T28_70">,<text:s/></text:span><text:span text:style-name="T28_71">and</text:span><text:span text:style-name="T28_72"><text:s/></text:span><text:span text:style-name="T28_73">as</text:span><text:span text:style-name="T28_74"><text:s/></text:span><text:span text:style-name="T28_75">well</text:span><text:span text:style-name="T28_76"><text:s/></text:span><text:span text:style-name="T28_77">as</text:span><text:span text:style-name="T28_78"><text:s/></text:span><text:span text:style-name="T28_79">the</text:span><text:span text:style-name="T28_80"><text:s/></text:span><text:span text:style-name="T28_81">overall</text:span><text:span text:style-name="T28_82"><text:s/></text:span><text:span text:style-name="T28_83">puzzle</text:span><text:span text:style-name="T28_84"><text:s/></text:span><text:span text:style-name="T28_85">being</text:span><text:span text:style-name="T28_86"><text:s/></text:span><text:span text:style-name="T28_87">check</text:span><text:span text:style-name="T28_88"><text:s/></text:span><text:span text:style-name="T28_89">to</text:span><text:span text:style-name="T28_90"><text:s/></text:span><text:span text:style-name="T28_91">see</text:span><text:span text:style-name="T28_92"><text:s/></text:span><text:span text:style-name="T28_93">if</text:span><text:span text:style-name="T28_94"><text:s/></text:span><text:span text:style-name="T28_95">it</text:span><text:span text:style-name="T28_96"><text:s/></text:span><text:span text:style-name="T28_97">has</text:span><text:span text:style-name="T28_98"><text:s/></text:span><text:span text:style-name="T28_99">been</text:span><text:span text:style-name="T28_100"><text:s/></text:span><text:span text:style-name="T28_101">solved</text:span><text:span text:style-name="T28_102">.</text:span></text:p>
      <text:p text:style-name="P29"/>
      <text:p text:style-name="P30"><text:span text:style-name="T30_1">Slide</text:span><text:span text:style-name="T30_2"><text:s/>7<text:s/>(</text:span><text:span text:style-name="T30_3">Game</text:span><text:span text:style-name="T30_4"><text:s/></text:span><text:span text:style-name="T30_5">Logic</text:span><text:span text:style-name="T30_6">)</text:span></text:p>
      <text:p text:style-name="P31"><text:span text:style-name="T31_1">First</text:span><text:span text:style-name="T31_2"><text:s/></text:span><text:span text:style-name="T31_3">thing</text:span><text:span text:style-name="T31_4"><text:s/></text:span><text:span text:style-name="T31_5">was</text:span><text:span text:style-name="T31_6"><text:s/></text:span><text:span text:style-name="T31_7">to</text:span><text:span text:style-name="T31_8"><text:s/></text:span><text:span text:style-name="T31_9">define</text:span><text:span text:style-name="T31_10"><text:s/></text:span><text:span text:style-name="T31_11">what</text:span><text:span text:style-name="T31_12"><text:s/></text:span><text:span text:style-name="T31_13">a</text:span><text:span text:style-name="T31_14"><text:s/></text:span><text:span text:style-name="T31_15">puzzle</text:span><text:span text:style-name="T31_16"><text:s/></text:span><text:span text:style-name="T31_17">piece</text:span><text:span text:style-name="T31_18"><text:s/></text:span><text:span text:style-name="T31_19">is</text:span><text:span text:style-name="T31_20">;</text:span></text:p>
      <text:p text:style-name="P32"><text:span text:style-name="T32_1">Each</text:span><text:span text:style-name="T32_2"><text:s/></text:span><text:span text:style-name="T32_3">piece</text:span><text:span text:style-name="T32_4"><text:s/></text:span><text:span text:style-name="T32_5">has</text:span><text:span text:style-name="T32_6"><text:s/></text:span><text:span text:style-name="T32_7">an</text:span><text:span text:style-name="T32_8"><text:s/></text:span><text:span text:style-name="T32_9">unique</text:span><text:span text:style-name="T32_10"><text:s/></text:span><text:span text:style-name="T32_11">ID</text:span><text:span text:style-name="T32_12">,<text:s/></text:span><text:span text:style-name="T32_13">its</text:span><text:span text:style-name="T32_14"><text:s/></text:span><text:span text:style-name="T32_15">location</text:span><text:span text:style-name="T32_16"><text:s/></text:span><text:span text:style-name="T32_17">on</text:span><text:span text:style-name="T32_18"><text:s/></text:span><text:span text:style-name="T32_19">the</text:span><text:span text:style-name="T32_20"><text:s/></text:span><text:span text:style-name="T32_21">board</text:span><text:span text:style-name="T32_22"><text:s/></text:span><text:span text:style-name="T32_23">given</text:span><text:span text:style-name="T32_24"><text:s/></text:span><text:span text:style-name="T32_25">by</text:span><text:span text:style-name="T32_26"><text:s/></text:span><text:span text:style-name="T32_27">an</text:span><text:span text:style-name="T32_28"><text:s/></text:span><text:span text:style-name="T32_29">x</text:span><text:span text:style-name="T32_30">,</text:span><text:span text:style-name="T32_31">y</text:span><text:span text:style-name="T32_32"><text:s/></text:span><text:span text:style-name="T32_33">coordinate</text:span><text:span text:style-name="T32_34"><text:s/></text:span><text:span text:style-name="T32_35">as</text:span><text:span text:style-name="T32_36"><text:s/></text:span><text:span text:style-name="T32_37">well</text:span><text:span text:style-name="T32_38"><text:s/></text:span><text:span text:style-name="T32_39">as</text:span><text:span text:style-name="T32_40"><text:s/></text:span><text:span text:style-name="T32_41">a</text:span><text:span text:style-name="T32_42"><text:s/></text:span><text:span text:style-name="T32_43">rotation</text:span><text:span text:style-name="T32_44">.<text:s/></text:span><text:span text:style-name="T32_45">All</text:span><text:span text:style-name="T32_46"><text:s/></text:span><text:span text:style-name="T32_47">the</text:span><text:span text:style-name="T32_48"><text:s/></text:span><text:span text:style-name="T32_49">pieces</text:span><text:span text:style-name="T32_50"><text:s/></text:span><text:span text:style-name="T32_51">share</text:span><text:span text:style-name="T32_52"><text:s/></text:span><text:span text:style-name="T32_53">the</text:span><text:span text:style-name="T32_54"><text:s/></text:span><text:span text:style-name="T32_55">same</text:span><text:span text:style-name="T32_56"><text:s/></text:span><text:span text:style-name="T32_57">side</text:span><text:span text:style-name="T32_58"><text:s/></text:span><text:span text:style-name="T32_59">length</text:span><text:span text:style-name="T32_60">.</text:span></text:p>
      <text:p text:style-name="P33"><text:span text:style-name="T33_1">Each</text:span><text:span text:style-name="T33_2"><text:s/></text:span><text:span text:style-name="T33_3">piece</text:span><text:span text:style-name="T33_4"><text:s/></text:span><text:span text:style-name="T33_5">has</text:span><text:span text:style-name="T33_6"><text:s/></text:span><text:span text:style-name="T33_7">four</text:span><text:span text:style-name="T33_8"><text:s/></text:span><text:span text:style-name="T33_9">edges</text:span><text:span text:style-name="T33_10"><text:s/></text:span><text:span text:style-name="T33_11">which</text:span><text:span text:style-name="T33_12"><text:s/></text:span><text:span text:style-name="T33_13">may</text:span><text:span text:style-name="T33_14"><text:s/></text:span><text:span text:style-name="T33_15">or</text:span><text:span text:style-name="T33_16"><text:s/></text:span><text:span text:style-name="T33_17">may</text:span><text:span text:style-name="T33_18"><text:s/></text:span><text:span text:style-name="T33_19">not</text:span><text:span text:style-name="T33_20"><text:s/></text:span><text:span text:style-name="T33_21">have</text:span><text:span text:style-name="T33_22"><text:s/></text:span><text:span text:style-name="T33_23">a</text:span><text:span text:style-name="T33_24"><text:s/></text:span><text:span text:style-name="T33_25">corresponding</text:span><text:span text:style-name="T33_26"><text:s/></text:span><text:span text:style-name="T33_27">neighbour</text:span><text:span text:style-name="T33_28"><text:s/></text:span><text:span text:style-name="T33_29">piece</text:span><text:span text:style-name="T33_30">.</text:span></text:p>
      <text:p text:style-name="P34"><text:span text:style-name="T34_1">Each</text:span><text:span text:style-name="T34_2"><text:s/></text:span><text:span text:style-name="T34_3">edge</text:span><text:span text:style-name="T34_4"><text:s/></text:span><text:span text:style-name="T34_5">can</text:span><text:span text:style-name="T34_6"><text:s/></text:span><text:span text:style-name="T34_7">be</text:span><text:span text:style-name="T34_8"><text:s/></text:span><text:span text:style-name="T34_9">in</text:span><text:span text:style-name="T34_10"><text:s/></text:span><text:span text:style-name="T34_11">one</text:span><text:span text:style-name="T34_12"><text:s/></text:span><text:span text:style-name="T34_13">of</text:span><text:span text:style-name="T34_14"><text:s/></text:span><text:span text:style-name="T34_15">three</text:span><text:span text:style-name="T34_16"><text:s/></text:span><text:span text:style-name="T34_17">states</text:span></text:p>
      <text:p text:style-name="P35"><text:span text:style-name="T35_1">Closed</text:span><text:span text:style-name="T35_2"><text:s/></text:span><text:span text:style-name="T35_3">meaning</text:span><text:span text:style-name="T35_4"><text:s/></text:span><text:span text:style-name="T35_5">it</text:span><text:span text:style-name="T35_6"><text:s/></text:span><text:span text:style-name="T35_7">has</text:span><text:span text:style-name="T35_8"><text:s/></text:span><text:span text:style-name="T35_9">found</text:span><text:span text:style-name="T35_10"><text:s/></text:span><text:span text:style-name="T35_11">and</text:span><text:span text:style-name="T35_12"><text:s/></text:span><text:span text:style-name="T35_13">joined</text:span><text:span text:style-name="T35_14"><text:s/></text:span><text:span text:style-name="T35_15">up</text:span><text:span text:style-name="T35_16"><text:s/></text:span><text:span text:style-name="T35_17">to</text:span><text:span text:style-name="T35_18"><text:s/></text:span><text:span text:style-name="T35_19">its</text:span><text:span text:style-name="T35_20"><text:s/></text:span><text:span text:style-name="T35_21">neighbouring</text:span><text:span text:style-name="T35_22"><text:s/></text:span><text:span text:style-name="T35_23">piece</text:span></text:p>
      <text:p text:style-name="P36"><text:span text:style-name="T36_1">Open</text:span><text:span text:style-name="T36_2"><text:s/></text:span><text:span text:style-name="T36_3">meaning</text:span><text:span text:style-name="T36_4"><text:s/></text:span><text:span text:style-name="T36_5">it</text:span><text:span text:style-name="T36_6"><text:s/></text:span><text:span text:style-name="T36_7">has</text:span><text:span text:style-name="T36_8"><text:s/></text:span><text:span text:style-name="T36_9">not</text:span><text:span text:style-name="T36_10"><text:s/></text:span><text:span text:style-name="T36_11">yet</text:span><text:span text:style-name="T36_12"><text:s/></text:span><text:span text:style-name="T36_13">joined</text:span><text:span text:style-name="T36_14"><text:s/></text:span><text:span text:style-name="T36_15">it</text:span><text:span text:style-name="T36_16"><text:s/></text:span><text:span text:style-name="T36_17">neighbour</text:span></text:p>
      <text:p text:style-name="P37"><text:span text:style-name="T37_1">Invalid</text:span><text:span text:style-name="T37_2"><text:s/></text:span><text:span text:style-name="T37_3">meaning</text:span><text:span text:style-name="T37_4"><text:s/></text:span><text:span text:style-name="T37_5">that</text:span><text:span text:style-name="T37_6"><text:s/></text:span><text:span text:style-name="T37_7">it</text:span><text:span text:style-name="T37_8"><text:s/></text:span><text:span text:style-name="T37_9">has</text:span><text:span text:style-name="T37_10"><text:s/></text:span><text:span text:style-name="T37_11">no</text:span><text:span text:style-name="T37_12"><text:s/></text:span><text:span text:style-name="T37_13">neighbour</text:span><text:span text:style-name="T37_14">,<text:s/></text:span><text:span text:style-name="T37_15">for</text:span><text:span text:style-name="T37_16"><text:s/></text:span><text:span text:style-name="T37_17">now</text:span><text:span text:style-name="T37_18"><text:s/></text:span><text:span text:style-name="T37_19">invalid</text:span><text:span text:style-name="T37_20"><text:s/></text:span><text:span text:style-name="T37_21">edges</text:span><text:span text:style-name="T37_22"><text:s/></text:span><text:span text:style-name="T37_23">are</text:span><text:span text:style-name="T37_24"><text:s/></text:span><text:span text:style-name="T37_25">for</text:span><text:span text:style-name="T37_26"><text:s/></text:span><text:span text:style-name="T37_27">the</text:span><text:span text:style-name="T37_28"><text:s/></text:span><text:span text:style-name="T37_29">edge</text:span><text:span text:style-name="T37_30"><text:s/></text:span><text:span text:style-name="T37_31">pieces</text:span><text:span text:style-name="T37_32"><text:s/></text:span><text:span text:style-name="T37_33">of</text:span><text:span text:style-name="T37_34"><text:s/></text:span><text:span text:style-name="T37_35">the</text:span><text:span text:style-name="T37_36"><text:s/></text:span><text:span text:style-name="T37_37">puzzle</text:span><text:span text:style-name="T37_38">,<text:s/></text:span><text:span text:style-name="T37_39">also</text:span><text:span text:style-name="T37_40"><text:s/></text:span><text:span text:style-name="T37_41">known</text:span><text:span text:style-name="T37_42"><text:s/></text:span><text:span text:style-name="T37_43">as</text:span><text:span text:style-name="T37_44"><text:s/></text:span><text:span text:style-name="T37_45">the</text:span><text:span text:style-name="T37_46"><text:s/></text:span><text:span text:style-name="T37_47">outside</text:span><text:span text:style-name="T37_48"><text:s/></text:span><text:span text:style-name="T37_49">pieces</text:span><text:span text:style-name="T37_50">.</text:span></text:p>
      <text:p text:style-name="P38"/>
      <text:p text:style-name="P39"><text:span text:style-name="T39_1">Slide</text:span><text:span text:style-name="T39_2"><text:s/>8<text:s/>(</text:span><text:span text:style-name="T39_3">Game</text:span><text:span text:style-name="T39_4"><text:s/></text:span><text:span text:style-name="T39_5">Logic</text:span><text:span text:style-name="T39_6">)</text:span></text:p>
      <text:p text:style-name="P40"><text:span text:style-name="T40_1">The</text:span><text:span text:style-name="T40_2"><text:s/></text:span><text:span text:style-name="T40_3">Jigsaw</text:span><text:span text:style-name="T40_4"><text:s/></text:span><text:span text:style-name="T40_5">puzzle</text:span><text:span text:style-name="T40_6"><text:s/></text:span><text:span text:style-name="T40_7">has</text:span><text:span text:style-name="T40_8"><text:s/></text:span><text:span text:style-name="T40_9">a</text:span><text:span text:style-name="T40_10"><text:s/></text:span><text:span text:style-name="T40_11">number</text:span><text:span text:style-name="T40_12"><text:s/></text:span><text:span text:style-name="T40_13">of</text:span><text:span text:style-name="T40_14"><text:s/></text:span><text:span text:style-name="T40_15">pieces</text:span><text:span text:style-name="T40_16"><text:s/></text:span><text:span text:style-name="T40_17">which</text:span><text:span text:style-name="T40_18"><text:s/></text:span><text:span text:style-name="T40_19">is</text:span><text:span text:style-name="T40_20"><text:s/></text:span><text:span text:style-name="T40_21">defined</text:span><text:span text:style-name="T40_22"><text:s/></text:span><text:span text:style-name="T40_23">by</text:span><text:span text:style-name="T40_24"><text:s/></text:span><text:span text:style-name="T40_25">a</text:span><text:span text:style-name="T40_26"><text:s/></text:span><text:span text:style-name="T40_27">number</text:span><text:span text:style-name="T40_28"><text:s/></text:span><text:span text:style-name="T40_29">of</text:span><text:span text:style-name="T40_30"><text:s/></text:span><text:span text:style-name="T40_31">rows</text:span><text:span text:style-name="T40_32"><text:s/></text:span><text:span text:style-name="T40_33">and</text:span><text:span text:style-name="T40_34"><text:s/></text:span><text:span text:style-name="T40_35">columns</text:span><text:span text:style-name="T40_36">.<text:s/></text:span><text:span text:style-name="T40_37">On</text:span><text:span text:style-name="T40_38"><text:s/></text:span><text:span text:style-name="T40_39">startup</text:span><text:span text:style-name="T40_40"><text:s/></text:span><text:span text:style-name="T40_41">each</text:span><text:span text:style-name="T40_42"><text:s/></text:span><text:span text:style-name="T40_43">piece</text:span><text:span text:style-name="T40_44"><text:s/></text:span><text:span text:style-name="T40_45">is</text:span><text:span text:style-name="T40_46"><text:s/></text:span><text:span text:style-name="T40_47">generated</text:span><text:span text:style-name="T40_48"><text:s/></text:span><text:span text:style-name="T40_49">and</text:span><text:span text:style-name="T40_50"><text:s/></text:span><text:span text:style-name="T40_51">randomly</text:span><text:span text:style-name="T40_52"><text:s/></text:span><text:span text:style-name="T40_53">placed</text:span><text:span text:style-name="T40_54"><text:s/></text:span><text:span text:style-name="T40_55">on</text:span><text:span text:style-name="T40_56"><text:s/></text:span><text:span text:style-name="T40_57">the</text:span><text:span text:style-name="T40_58"><text:s/></text:span><text:span text:style-name="T40_59">board</text:span><text:span text:style-name="T40_60">.</text:span></text:p>
      <text:p text:style-name="P41"><text:span text:style-name="T41_1">The</text:span><text:span text:style-name="T41_2"><text:s/></text:span><text:span text:style-name="T41_3">board</text:span><text:span text:style-name="T41_4"><text:s/></text:span><text:span text:style-name="T41_5">to</text:span><text:span text:style-name="T41_6"><text:s/></text:span><text:span text:style-name="T41_7">place</text:span><text:span text:style-name="T41_8"><text:s/></text:span><text:span text:style-name="T41_9">the</text:span><text:span text:style-name="T41_10"><text:s/></text:span><text:span text:style-name="T41_11">pieces</text:span><text:span text:style-name="T41_12"><text:s/></text:span><text:span text:style-name="T41_13">on</text:span><text:span text:style-name="T41_14"><text:s/></text:span><text:span text:style-name="T41_15">has</text:span><text:span text:style-name="T41_16"><text:s/></text:span><text:span text:style-name="T41_17">length</text:span><text:span text:style-name="T41_18"><text:s/></text:span><text:span text:style-name="T41_19">and</text:span><text:span text:style-name="T41_20"><text:s/></text:span><text:span text:style-name="T41_21">width</text:span><text:span text:style-name="T41_22"><text:s/></text:span><text:span text:style-name="T41_23">in</text:span><text:span text:style-name="T41_24"><text:s/></text:span><text:span text:style-name="T41_25">the</text:span><text:span text:style-name="T41_26"><text:s/></text:span><text:span text:style-name="T41_27">x</text:span><text:span text:style-name="T41_28"><text:s/></text:span><text:span text:style-name="T41_29">and</text:span><text:span text:style-name="T41_30"><text:s/></text:span><text:span text:style-name="T41_31">y</text:span><text:span text:style-name="T41_32"><text:s/></text:span><text:span text:style-name="T41_33">directions</text:span><text:span text:style-name="T41_34">,<text:s/></text:span><text:span text:style-name="T41_35">as</text:span><text:span text:style-name="T41_36"><text:s/></text:span><text:span text:style-name="T41_37">a</text:span><text:span text:style-name="T41_38"><text:s/></text:span><text:span text:style-name="T41_39">piece</text:span><text:span text:style-name="T41_40"><text:s/></text:span><text:span text:style-name="T41_41">has</text:span><text:span text:style-name="T41_42"><text:s/></text:span><text:span text:style-name="T41_43">an</text:span><text:span text:style-name="T41_44"><text:s/></text:span><text:span text:style-name="T41_45">x</text:span><text:span text:style-name="T41_46"><text:s/></text:span><text:span text:style-name="T41_47">and</text:span><text:span text:style-name="T41_48"><text:s/></text:span><text:span text:style-name="T41_49">y</text:span><text:span text:style-name="T41_50"><text:s/></text:span><text:span text:style-name="T41_51">coordinate</text:span><text:span text:style-name="T41_52"><text:s/></text:span><text:span text:style-name="T41_53">they</text:span><text:span text:style-name="T41_54"><text:s/></text:span><text:span text:style-name="T41_55">can</text:span><text:span text:style-name="T41_56"><text:s/></text:span><text:span text:style-name="T41_57">be</text:span><text:span text:style-name="T41_58"><text:s/></text:span><text:span text:style-name="T41_59">placed</text:span><text:span text:style-name="T41_60"><text:s/></text:span><text:span text:style-name="T41_61">within</text:span><text:span text:style-name="T41_62"><text:s/></text:span><text:span text:style-name="T41_63">the</text:span><text:span text:style-name="T41_64"><text:s/></text:span><text:span text:style-name="T41_65">bounds</text:span><text:span text:style-name="T41_66"><text:s/></text:span><text:span text:style-name="T41_67">of</text:span><text:span text:style-name="T41_68"><text:s/></text:span><text:span text:style-name="T41_69">the</text:span><text:span text:style-name="T41_70"><text:s/></text:span><text:span text:style-name="T41_71">board</text:span><text:span text:style-name="T41_72">.</text:span></text:p>
      <text:p text:style-name="P42"><text:span text:style-name="T42_1">A</text:span><text:span text:style-name="T42_2"><text:s/></text:span><text:span text:style-name="T42_3">player</text:span><text:span text:style-name="T42_4"><text:s/></text:span><text:span text:style-name="T42_5">can</text:span><text:span text:style-name="T42_6"><text:s/></text:span><text:span text:style-name="T42_7">only</text:span><text:span text:style-name="T42_8"><text:s/></text:span><text:span text:style-name="T42_9">ever</text:span><text:span text:style-name="T42_10"><text:s/></text:span><text:span text:style-name="T42_11">hold</text:span><text:span text:style-name="T42_12"><text:s/></text:span><text:span text:style-name="T42_13">one</text:span><text:span text:style-name="T42_14"><text:s/></text:span><text:span text:style-name="T42_15">pieces</text:span><text:span text:style-name="T42_16"><text:s/></text:span><text:span text:style-name="T42_17">at</text:span><text:span text:style-name="T42_18"><text:s/></text:span><text:span text:style-name="T42_19">a</text:span><text:span text:style-name="T42_20"><text:s/></text:span><text:span text:style-name="T42_21">time</text:span><text:span text:style-name="T42_22">,<text:s/></text:span><text:span text:style-name="T42_23">this</text:span><text:span text:style-name="T42_24"><text:s/></text:span><text:span text:style-name="T42_25">stops</text:span><text:span text:style-name="T42_26"><text:s/></text:span><text:span text:style-name="T42_27">the</text:span><text:span text:style-name="T42_28"><text:s/></text:span><text:span text:style-name="T42_29">issue</text:span><text:span text:style-name="T42_30"><text:s/></text:span><text:span text:style-name="T42_31">of</text:span><text:span text:style-name="T42_32"><text:s/></text:span><text:span text:style-name="T42_33">a</text:span><text:span text:style-name="T42_34"><text:s/></text:span><text:span text:style-name="T42_35">player</text:span><text:span text:style-name="T42_36"><text:s/></text:span><text:span text:style-name="T42_37">running</text:span><text:span text:style-name="T42_38"><text:s/></text:span><text:span text:style-name="T42_39">around</text:span><text:span text:style-name="T42_40"><text:s/></text:span><text:span text:style-name="T42_41">the</text:span><text:span text:style-name="T42_42"><text:s/></text:span><text:span text:style-name="T42_43">board</text:span><text:span text:style-name="T42_44"><text:s/></text:span><text:span text:style-name="T42_45">picking</text:span><text:span text:style-name="T42_46"><text:s/></text:span><text:span text:style-name="T42_47">up</text:span><text:span text:style-name="T42_48"><text:s/></text:span><text:span text:style-name="T42_49">all</text:span><text:span text:style-name="T42_50"><text:s/></text:span><text:span text:style-name="T42_51">the</text:span><text:span text:style-name="T42_52"><text:s/></text:span><text:span text:style-name="T42_53">pieces</text:span><text:span text:style-name="T42_54">,<text:s/></text:span><text:span text:style-name="T42_55">and</text:span><text:span text:style-name="T42_56"><text:s/></text:span><text:span text:style-name="T42_57">stealing</text:span><text:span text:style-name="T42_58"><text:s/></text:span><text:span text:style-name="T42_59">them</text:span><text:span text:style-name="T42_60"><text:s/></text:span><text:span text:style-name="T42_61">away</text:span><text:span text:style-name="T42_62"><text:s/></text:span><text:span text:style-name="T42_63">from</text:span><text:span text:style-name="T42_64"><text:s/></text:span><text:span text:style-name="T42_65">everyone</text:span><text:span text:style-name="T42_66"><text:s/></text:span><text:span text:style-name="T42_67">else</text:span><text:span text:style-name="T42_68"><text:s/></text:span><text:span text:style-name="T42_69">in</text:span><text:span text:style-name="T42_70"><text:s/></text:span><text:span text:style-name="T42_71">the</text:span><text:span text:style-name="T42_72"><text:s/></text:span><text:span text:style-name="T42_73">game</text:span><text:span text:style-name="T42_74">.</text:span></text:p>
      <text:p text:style-name="P43"/>
      <text:p text:style-name="P44"><text:span text:style-name="T44_1">Slide</text:span><text:span text:style-name="T44_2"><text:s/>9<text:s/>(</text:span><text:span text:style-name="T44_3">Interface</text:span><text:span text:style-name="T44_4">)</text:span></text:p>
      <text:p text:style-name="P45"><text:span text:style-name="T45_1">How</text:span><text:span text:style-name="T45_2"><text:s/></text:span><text:span text:style-name="T45_3">you</text:span><text:span text:style-name="T45_4"><text:s/></text:span><text:span text:style-name="T45_5">interact</text:span><text:span text:style-name="T45_6"><text:s/></text:span><text:span text:style-name="T45_7">with</text:span><text:span text:style-name="T45_8"><text:s/></text:span><text:span text:style-name="T45_9">the</text:span><text:span text:style-name="T45_10"><text:s/></text:span><text:span text:style-name="T45_11">game</text:span><text:span text:style-name="T45_12">.</text:span></text:p>
      <text:p text:style-name="P46"><text:span text:style-name="T46_1">To</text:span><text:span text:style-name="T46_2"><text:s/></text:span><text:span text:style-name="T46_3">pick</text:span><text:span text:style-name="T46_4"><text:s/></text:span><text:span text:style-name="T46_5">up</text:span><text:span text:style-name="T46_6"><text:s/></text:span><text:span text:style-name="T46_7">a</text:span><text:span text:style-name="T46_8"><text:s/></text:span><text:span text:style-name="T46_9">piece</text:span><text:span text:style-name="T46_10"><text:s/></text:span><text:span text:style-name="T46_11">you</text:span><text:span text:style-name="T46_12"><text:s/></text:span><text:span text:style-name="T46_13">currently</text:span><text:span text:style-name="T46_14"><text:s/></text:span><text:span text:style-name="T46_15">tap</text:span><text:span text:style-name="T46_16"><text:s/></text:span><text:span text:style-name="T46_17">the</text:span><text:span text:style-name="T46_18"><text:s/></text:span><text:span text:style-name="T46_19">piece</text:span><text:span text:style-name="T46_20"><text:s/></text:span><text:span text:style-name="T46_21">on</text:span><text:span text:style-name="T46_22"><text:s/></text:span><text:span text:style-name="T46_23">the</text:span><text:span text:style-name="T46_24"><text:s/></text:span><text:span text:style-name="T46_25">screen</text:span><text:span text:style-name="T46_26">.<text:s/></text:span><text:span text:style-name="T46_27">The</text:span><text:span text:style-name="T46_28"><text:s/></text:span><text:span text:style-name="T46_29">piece</text:span><text:span text:style-name="T46_30"><text:s/></text:span><text:span text:style-name="T46_31">is</text:span><text:span text:style-name="T46_32"><text:s/></text:span><text:span text:style-name="T46_33">placed</text:span><text:span text:style-name="T46_34"><text:s/></text:span><text:span text:style-name="T46_35">in</text:span><text:span text:style-name="T46_36"><text:s/></text:span><text:span text:style-name="T46_37">the</text:span><text:span text:style-name="T46_38"><text:s/></text:span><text:span text:style-name="T46_39">player</text:span><text:span text:style-name="T46_40">’</text:span><text:span text:style-name="T46_41">s</text:span><text:span text:style-name="T46_42"><text:s/></text:span><text:span text:style-name="T46_43">inventory</text:span><text:span text:style-name="T46_44"><text:s/></text:span><text:span text:style-name="T46_45">which</text:span><text:span text:style-name="T46_46"><text:s/></text:span><text:span text:style-name="T46_47">is</text:span><text:span text:style-name="T46_48"><text:s/></text:span><text:span text:style-name="T46_49">shown</text:span><text:span text:style-name="T46_50"><text:s/></text:span><text:span text:style-name="T46_51">on</text:span><text:span text:style-name="T46_52"><text:s/></text:span><text:span text:style-name="T46_53">the</text:span><text:span text:style-name="T46_54"><text:s/></text:span><text:span text:style-name="T46_55">bottom</text:span><text:span text:style-name="T46_56"><text:s/></text:span><text:span text:style-name="T46_57">left</text:span><text:span text:style-name="T46_58"><text:s/></text:span><text:span text:style-name="T46_59">of</text:span><text:span text:style-name="T46_60"><text:s/></text:span><text:span text:style-name="T46_61">the</text:span><text:span text:style-name="T46_62"><text:s/></text:span><text:span text:style-name="T46_63">screen</text:span><text:span text:style-name="T46_64">.<text:s/></text:span><text:span text:style-name="T46_65">The</text:span><text:span text:style-name="T46_66"><text:s/></text:span><text:span text:style-name="T46_67">piece</text:span><text:span text:style-name="T46_68"><text:s/></text:span><text:span text:style-name="T46_69">on</text:span><text:span text:style-name="T46_70"><text:s/></text:span><text:span text:style-name="T46_71">the</text:span><text:span text:style-name="T46_72"><text:s/></text:span><text:span text:style-name="T46_73">board</text:span><text:span text:style-name="T46_74"><text:s/></text:span><text:span text:style-name="T46_75">is</text:span><text:span text:style-name="T46_76"><text:s/></text:span><text:span text:style-name="T46_77">removed</text:span><text:span text:style-name="T46_78"><text:s/></text:span><text:span text:style-name="T46_79">to</text:span><text:span text:style-name="T46_80"><text:s/></text:span><text:span text:style-name="T46_81">show</text:span><text:span text:style-name="T46_82"><text:s/></text:span><text:span text:style-name="T46_83">that</text:span><text:span text:style-name="T46_84"><text:s/></text:span><text:span text:style-name="T46_85">is</text:span><text:span text:style-name="T46_86"><text:s/></text:span><text:span text:style-name="T46_87">no</text:span><text:span text:style-name="T46_88"><text:s/></text:span><text:span text:style-name="T46_89">longer</text:span><text:span text:style-name="T46_90"><text:s/></text:span><text:span text:style-name="T46_91">able</text:span><text:span text:style-name="T46_92"><text:s/></text:span><text:span text:style-name="T46_93">to</text:span><text:span text:style-name="T46_94"><text:s/></text:span><text:span text:style-name="T46_95">be</text:span><text:span text:style-name="T46_96"><text:s/></text:span><text:span text:style-name="T46_97">picked</text:span><text:span text:style-name="T46_98"><text:s/></text:span><text:span text:style-name="T46_99">up</text:span><text:span text:style-name="T46_100"><text:s/></text:span><text:span text:style-name="T46_101">by</text:span><text:span text:style-name="T46_102"><text:s/></text:span><text:span text:style-name="T46_103">anyone</text:span><text:span text:style-name="T46_104">.</text:span></text:p>
      <text:p text:style-name="P47"><text:span text:style-name="T47_1">Currently</text:span><text:span text:style-name="T47_2"><text:s/></text:span><text:span text:style-name="T47_3">to</text:span><text:span text:style-name="T47_4"><text:s/></text:span><text:span text:style-name="T47_5">place</text:span><text:span text:style-name="T47_6"><text:s/></text:span><text:span text:style-name="T47_7">a</text:span><text:span text:style-name="T47_8"><text:s/></text:span><text:span text:style-name="T47_9">piece</text:span><text:span text:style-name="T47_10"><text:s/></text:span><text:span text:style-name="T47_11">back</text:span><text:span text:style-name="T47_12"><text:s/></text:span><text:span text:style-name="T47_13">on</text:span><text:span text:style-name="T47_14"><text:s/></text:span><text:span text:style-name="T47_15">the</text:span><text:span text:style-name="T47_16"><text:s/></text:span><text:span text:style-name="T47_17">board</text:span><text:span text:style-name="T47_18"><text:s/></text:span><text:span text:style-name="T47_19">the</text:span><text:span text:style-name="T47_20"><text:s/></text:span><text:span text:style-name="T47_21">player</text:span><text:span text:style-name="T47_22"><text:s/></text:span><text:span text:style-name="T47_23">taps</text:span><text:span text:style-name="T47_24"><text:s/></text:span><text:span text:style-name="T47_25">on</text:span><text:span text:style-name="T47_26"><text:s/></text:span><text:span text:style-name="T47_27">the</text:span><text:span text:style-name="T47_28"><text:s/></text:span><text:span text:style-name="T47_29">screen</text:span><text:span text:style-name="T47_30"><text:s/></text:span><text:span text:style-name="T47_31">they</text:span><text:span text:style-name="T47_32"><text:s/></text:span><text:span text:style-name="T47_33">wish</text:span><text:span text:style-name="T47_34"><text:s/></text:span><text:span text:style-name="T47_35">to</text:span><text:span text:style-name="T47_36"><text:s/></text:span><text:span text:style-name="T47_37">place</text:span><text:span text:style-name="T47_38"><text:s/></text:span><text:span text:style-name="T47_39">the</text:span><text:span text:style-name="T47_40"><text:s/></text:span><text:span text:style-name="T47_41">piece</text:span><text:span text:style-name="T47_42">,<text:s/></text:span><text:span text:style-name="T47_43">the</text:span><text:span text:style-name="T47_44"><text:s/></text:span><text:span text:style-name="T47_45">piece</text:span><text:span text:style-name="T47_46"><text:s/></text:span><text:span text:style-name="T47_47">is</text:span><text:span text:style-name="T47_48"><text:s/></text:span><text:span text:style-name="T47_49">removed</text:span><text:span text:style-name="T47_50"><text:s/></text:span><text:span text:style-name="T47_51">from</text:span><text:span text:style-name="T47_52"><text:s/></text:span><text:span text:style-name="T47_53">their</text:span><text:span text:style-name="T47_54"><text:s/></text:span><text:span text:style-name="T47_55">inventory</text:span><text:span text:style-name="T47_56"><text:s/></text:span><text:span text:style-name="T47_57">and</text:span><text:span text:style-name="T47_58"><text:s/></text:span><text:span text:style-name="T47_59">the</text:span><text:span text:style-name="T47_60"><text:s/></text:span><text:span text:style-name="T47_61">piece</text:span><text:span text:style-name="T47_62"><text:s/></text:span><text:span text:style-name="T47_63">is</text:span><text:span text:style-name="T47_64"><text:s/></text:span><text:span text:style-name="T47_65">placed</text:span><text:span text:style-name="T47_66"><text:s/></text:span><text:span text:style-name="T47_67">back</text:span><text:span text:style-name="T47_68"><text:s/></text:span><text:span text:style-name="T47_69">on</text:span><text:span text:style-name="T47_70"><text:s/></text:span><text:span text:style-name="T47_71">the</text:span><text:span text:style-name="T47_72"><text:s/></text:span><text:span text:style-name="T47_73">board</text:span><text:span text:style-name="T47_74">.</text:span></text:p>
      <text:p text:style-name="P48"><text:span text:style-name="T48_1">To</text:span><text:span text:style-name="T48_2"><text:s/></text:span><text:span text:style-name="T48_3">place</text:span><text:span text:style-name="T48_4"><text:s/></text:span><text:span text:style-name="T48_5">a</text:span><text:span text:style-name="T48_6"><text:s/></text:span><text:span text:style-name="T48_7">piece</text:span><text:span text:style-name="T48_8"><text:s/></text:span><text:span text:style-name="T48_9">in</text:span><text:span text:style-name="T48_10"><text:s/></text:span><text:span text:style-name="T48_11">future</text:span><text:span text:style-name="T48_12">,<text:s/></text:span><text:span text:style-name="T48_13">we</text:span><text:span text:style-name="T48_14"><text:s/></text:span><text:span text:style-name="T48_15">want</text:span><text:span text:style-name="T48_16"><text:s/></text:span><text:span text:style-name="T48_17">to</text:span><text:span text:style-name="T48_18"><text:s/></text:span><text:span text:style-name="T48_19">have</text:span><text:span text:style-name="T48_20"><text:s/></text:span><text:span text:style-name="T48_21">a</text:span><text:span text:style-name="T48_22"><text:s/></text:span><text:span text:style-name="T48_23">transparent</text:span><text:span text:style-name="T48_24"><text:s/></text:span><text:span text:style-name="T48_25">puzzle</text:span><text:span text:style-name="T48_26"><text:s/></text:span><text:span text:style-name="T48_27">piece</text:span><text:span text:style-name="T48_28"><text:s/></text:span><text:span text:style-name="T48_29">in</text:span><text:span text:style-name="T48_30"><text:s/></text:span><text:span text:style-name="T48_31">the</text:span><text:span text:style-name="T48_32"><text:s/></text:span><text:span text:style-name="T48_33">centre</text:span><text:span text:style-name="T48_34"><text:s/></text:span><text:span text:style-name="T48_35">of</text:span><text:span text:style-name="T48_36"><text:s/></text:span><text:span text:style-name="T48_37">the</text:span><text:span text:style-name="T48_38"><text:s/></text:span><text:span text:style-name="T48_39">iPad</text:span><text:span text:style-name="T48_40"><text:s/></text:span><text:span text:style-name="T48_41">screen</text:span><text:span text:style-name="T48_42"><text:s/></text:span><text:span text:style-name="T48_43">which</text:span><text:span text:style-name="T48_44"><text:s/></text:span><text:span text:style-name="T48_45">casts</text:span><text:span text:style-name="T48_46"><text:s/></text:span><text:span text:style-name="T48_47">a</text:span><text:span text:style-name="T48_48"><text:s/></text:span><text:span text:style-name="T48_49">shadow</text:span><text:span text:style-name="T48_50"><text:s/></text:span><text:span text:style-name="T48_51">onto</text:span><text:span text:style-name="T48_52"><text:s/></text:span><text:span text:style-name="T48_53">the</text:span><text:span text:style-name="T48_54"><text:s/></text:span><text:span text:style-name="T48_55">board</text:span><text:span text:style-name="T48_56">,<text:s/></text:span><text:span text:style-name="T48_57">showing</text:span><text:span text:style-name="T48_58"><text:s/></text:span><text:span text:style-name="T48_59">that</text:span><text:span text:style-name="T48_60"><text:s/></text:span><text:span text:style-name="T48_61">when</text:span><text:span text:style-name="T48_62"><text:s/></text:span><text:span text:style-name="T48_63">the</text:span><text:span text:style-name="T48_64"><text:s/></text:span><text:span text:style-name="T48_65">player</text:span><text:span text:style-name="T48_66"><text:s/></text:span><text:span text:style-name="T48_67">taps</text:span><text:span text:style-name="T48_68"><text:s/></text:span><text:span text:style-name="T48_69">the</text:span><text:span text:style-name="T48_70"><text:s/></text:span><text:span text:style-name="T48_71">screen</text:span><text:span text:style-name="T48_72"><text:s/></text:span><text:span text:style-name="T48_73">to</text:span><text:span text:style-name="T48_74"><text:s/></text:span><text:span text:style-name="T48_75">place</text:span><text:span text:style-name="T48_76"><text:s/></text:span><text:span text:style-name="T48_77">a</text:span><text:span text:style-name="T48_78"><text:s/></text:span><text:span text:style-name="T48_79">piece</text:span><text:span text:style-name="T48_80">,<text:s/></text:span><text:span text:style-name="T48_81">it</text:span><text:span text:style-name="T48_82"><text:s/></text:span><text:span text:style-name="T48_83">will</text:span><text:span text:style-name="T48_84"><text:s/></text:span><text:span text:style-name="T48_85">appear</text:span><text:span text:style-name="T48_86"><text:s/></text:span><text:span text:style-name="T48_87">exactly</text:span><text:span text:style-name="T48_88"><text:s/></text:span><text:span text:style-name="T48_89">where</text:span><text:span text:style-name="T48_90"><text:s/></text:span><text:span text:style-name="T48_91">the</text:span><text:span text:style-name="T48_92"><text:s/></text:span><text:span text:style-name="T48_93">shadow</text:span><text:span text:style-name="T48_94"><text:s/></text:span><text:span text:style-name="T48_95">is</text:span><text:span text:style-name="T48_96"><text:s/></text:span><text:span text:style-name="T48_97">cast</text:span><text:span text:style-name="T48_98">.</text:span></text:p>
      <text:p text:style-name="P49"/>
      <text:p text:style-name="P50"><text:span text:style-name="T50_1">Slide</text:span><text:span text:style-name="T50_2"><text:s/>10<text:s/>(</text:span><text:span text:style-name="T50_3">Neighbouring</text:span><text:span text:style-name="T50_4"><text:s/></text:span><text:span text:style-name="T50_5">Pieces</text:span><text:span text:style-name="T50_6">)</text:span></text:p>
      <text:p text:style-name="P51"><text:span text:style-name="T51_1">As</text:span><text:span text:style-name="T51_2"><text:s/></text:span><text:span text:style-name="T51_3">I</text:span><text:span text:style-name="T51_4"><text:s/></text:span><text:span text:style-name="T51_5">said</text:span><text:span text:style-name="T51_6"><text:s/></text:span><text:span text:style-name="T51_7">before</text:span><text:span text:style-name="T51_8"><text:s/></text:span><text:span text:style-name="T51_9">most</text:span><text:span text:style-name="T51_10"><text:s/></text:span><text:span text:style-name="T51_11">existing</text:span><text:span text:style-name="T51_12"><text:s/></text:span><text:span text:style-name="T51_13">puzzle</text:span><text:span text:style-name="T51_14"><text:s/></text:span><text:span text:style-name="T51_15">games</text:span><text:span text:style-name="T51_16"><text:s/></text:span><text:span text:style-name="T51_17">are</text:span><text:span text:style-name="T51_18"><text:s/></text:span><text:span text:style-name="T51_19">limited</text:span><text:span text:style-name="T51_20"><text:s/></text:span><text:span text:style-name="T51_21">to</text:span><text:span text:style-name="T51_22"><text:s/></text:span><text:span text:style-name="T51_23">how</text:span><text:span text:style-name="T51_24"><text:s/></text:span><text:span text:style-name="T51_25">the</text:span><text:span text:style-name="T51_26"><text:s/></text:span><text:span text:style-name="T51_27">puzzle</text:span><text:span text:style-name="T51_28"><text:s/></text:span><text:span text:style-name="T51_29">can</text:span><text:span text:style-name="T51_30"><text:s/></text:span><text:span text:style-name="T51_31">be</text:span><text:span text:style-name="T51_32"><text:s/></text:span><text:span text:style-name="T51_33">solved</text:span><text:span text:style-name="T51_34">,<text:s/></text:span><text:span text:style-name="T51_35">due</text:span><text:span text:style-name="T51_36"><text:s/></text:span><text:span text:style-name="T51_37">to</text:span><text:span text:style-name="T51_38"><text:s/></text:span><text:span text:style-name="T51_39">the</text:span><text:span text:style-name="T51_40"><text:s/></text:span><text:span text:style-name="T51_41">pieces</text:span><text:span text:style-name="T51_42"><text:s/></text:span><text:span text:style-name="T51_43">having</text:span><text:span text:style-name="T51_44"><text:s/></text:span><text:span text:style-name="T51_45">to</text:span><text:span text:style-name="T51_46"><text:s/></text:span><text:span text:style-name="T51_47">be</text:span><text:span text:style-name="T51_48"><text:s/></text:span><text:span text:style-name="T51_49">placed</text:span><text:span text:style-name="T51_50"><text:s/></text:span><text:span text:style-name="T51_51">on</text:span><text:span text:style-name="T51_52"><text:s/></text:span><text:span text:style-name="T51_53">a</text:span><text:span text:style-name="T51_54"><text:s/></text:span><text:span text:style-name="T51_55">grid</text:span><text:span text:style-name="T51_56">.<text:s/></text:span><text:span text:style-name="T51_57">I</text:span><text:span text:style-name="T51_58"><text:s/></text:span><text:span text:style-name="T51_59">wanted</text:span><text:span text:style-name="T51_60"><text:s/></text:span><text:span text:style-name="T51_61">to</text:span><text:span text:style-name="T51_62"><text:s/></text:span><text:span text:style-name="T51_63">avoid</text:span><text:span text:style-name="T51_64"><text:s/></text:span><text:span text:style-name="T51_65">that</text:span><text:span text:style-name="T51_66"><text:s/></text:span><text:span text:style-name="T51_67">with</text:span><text:span text:style-name="T51_68"><text:s/></text:span><text:span text:style-name="T51_69">the</text:span><text:span text:style-name="T51_70"><text:s/></text:span><text:span text:style-name="T51_71">project</text:span><text:span text:style-name="T51_72">,<text:s/></text:span><text:span text:style-name="T51_73">so</text:span><text:span text:style-name="T51_74"><text:s/></text:span><text:span text:style-name="T51_75">the</text:span><text:span text:style-name="T51_76"><text:s/></text:span><text:span text:style-name="T51_77">pieces</text:span><text:span text:style-name="T51_78"><text:s/></text:span><text:span text:style-name="T51_79">can</text:span><text:span text:style-name="T51_80"><text:s/></text:span><text:span text:style-name="T51_81">be</text:span><text:span text:style-name="T51_82"><text:s/></text:span><text:span text:style-name="T51_83">placed</text:span><text:span text:style-name="T51_84"><text:s/></text:span><text:span text:style-name="T51_85">anywhere</text:span><text:span text:style-name="T51_86"><text:s/></text:span><text:span text:style-name="T51_87">on</text:span><text:span text:style-name="T51_88"><text:s/></text:span><text:span text:style-name="T51_89">the</text:span><text:span text:style-name="T51_90"><text:s/></text:span><text:span text:style-name="T51_91">board</text:span><text:span text:style-name="T51_92">,<text:s/></text:span><text:span text:style-name="T51_93">and</text:span><text:span text:style-name="T51_94"><text:s/></text:span><text:span text:style-name="T51_95">so</text:span><text:span text:style-name="T51_96"><text:s/></text:span><text:span text:style-name="T51_97">the</text:span><text:span text:style-name="T51_98"><text:s/></text:span><text:span text:style-name="T51_99">puzzle</text:span><text:span text:style-name="T51_100"><text:s/></text:span><text:span text:style-name="T51_101">can</text:span><text:span text:style-name="T51_102"><text:s/></text:span><text:span text:style-name="T51_103">be</text:span><text:span text:style-name="T51_104"><text:s/></text:span><text:span text:style-name="T51_105">solved</text:span><text:span text:style-name="T51_106"><text:s/></text:span><text:span text:style-name="T51_107">anywhere</text:span><text:span text:style-name="T51_108">,<text:s/></text:span><text:span text:style-name="T51_109">be</text:span><text:span text:style-name="T51_110"><text:s/></text:span><text:span text:style-name="T51_111">it</text:span><text:span text:style-name="T51_112"><text:s/></text:span><text:span text:style-name="T51_113">in</text:span><text:span text:style-name="T51_114"><text:s/></text:span><text:span text:style-name="T51_115">the</text:span><text:span text:style-name="T51_116"><text:s/></text:span><text:span text:style-name="T51_117">centre</text:span><text:span text:style-name="T51_118"><text:s/></text:span><text:span text:style-name="T51_119">or</text:span><text:span text:style-name="T51_120"><text:s/></text:span><text:span text:style-name="T51_121">the</text:span><text:span text:style-name="T51_122"><text:s/></text:span><text:span text:style-name="T51_123">far</text:span><text:span text:style-name="T51_124"><text:s/></text:span><text:span text:style-name="T51_125">corners</text:span><text:span text:style-name="T51_126"><text:s/></text:span><text:span text:style-name="T51_127">of</text:span><text:span text:style-name="T51_128"><text:s/></text:span><text:span text:style-name="T51_129">the</text:span><text:span text:style-name="T51_130"><text:s/></text:span><text:span text:style-name="T51_131">board</text:span><text:span text:style-name="T51_132">.<text:s/></text:span><text:span text:style-name="T51_133">To</text:span><text:span text:style-name="T51_134"><text:s/></text:span><text:span text:style-name="T51_135">do</text:span><text:span text:style-name="T51_136"><text:s/></text:span><text:span text:style-name="T51_137">this</text:span><text:span text:style-name="T51_138"><text:s/></text:span><text:span text:style-name="T51_139">I</text:span><text:span text:style-name="T51_140"><text:s/></text:span><text:span text:style-name="T51_141">had</text:span><text:span text:style-name="T51_142"><text:s/></text:span><text:span text:style-name="T51_143">to</text:span><text:span text:style-name="T51_144"><text:s/></text:span><text:span text:style-name="T51_145">implement</text:span><text:span text:style-name="T51_146"><text:s/></text:span><text:span text:style-name="T51_147">a</text:span><text:span text:style-name="T51_148"><text:s/></text:span><text:span text:style-name="T51_149">neighbouring</text:span><text:span text:style-name="T51_150"><text:s/></text:span><text:span text:style-name="T51_151">system</text:span><text:span text:style-name="T51_152">,<text:s/></text:span><text:span text:style-name="T51_153">which</text:span><text:span text:style-name="T51_154"><text:s/></text:span><text:span text:style-name="T51_155">means</text:span><text:span text:style-name="T51_156"><text:s/></text:span><text:span text:style-name="T51_157">each</text:span><text:span text:style-name="T51_158"><text:s/></text:span><text:span text:style-name="T51_159">piece</text:span><text:span text:style-name="T51_160"><text:s/></text:span><text:span text:style-name="T51_161">knows</text:span><text:span text:style-name="T51_162"><text:s/></text:span><text:span text:style-name="T51_163">who</text:span><text:span text:style-name="T51_164"><text:s/></text:span><text:span text:style-name="T51_165">each</text:span><text:span text:style-name="T51_166"><text:s/></text:span><text:span text:style-name="T51_167">of</text:span><text:span text:style-name="T51_168"><text:s/></text:span><text:span text:style-name="T51_169">its</text:span><text:span text:style-name="T51_170"><text:s/></text:span><text:span text:style-name="T51_171">neighbours</text:span><text:span text:style-name="T51_172"><text:s/></text:span><text:span text:style-name="T51_173">are</text:span><text:span text:style-name="T51_174">.<text:s/></text:span><text:span text:style-name="T51_175">So</text:span><text:span text:style-name="T51_176"><text:s/></text:span><text:span text:style-name="T51_177">for</text:span><text:span text:style-name="T51_178"><text:s/></text:span><text:span text:style-name="T51_179">the</text:span><text:span text:style-name="T51_180"><text:s/></text:span><text:span text:style-name="T51_181">puzzle</text:span><text:span text:style-name="T51_182"><text:s/></text:span><text:span text:style-name="T51_183">to</text:span><text:span text:style-name="T51_184"><text:s/></text:span><text:span text:style-name="T51_185">be</text:span><text:span text:style-name="T51_186"><text:s/></text:span><text:span text:style-name="T51_187">solved</text:span><text:span text:style-name="T51_188">,<text:s/></text:span><text:span text:style-name="T51_189">each</text:span><text:span text:style-name="T51_190"><text:s/></text:span><text:span text:style-name="T51_191">piece</text:span><text:span text:style-name="T51_192"><text:s/></text:span><text:span text:style-name="T51_193">needs</text:span><text:span text:style-name="T51_194"><text:s/></text:span><text:span text:style-name="T51_195">to</text:span><text:span text:style-name="T51_196"><text:s/></text:span><text:span text:style-name="T51_197">join</text:span><text:span text:style-name="T51_198"><text:s/></text:span><text:span text:style-name="T51_199">up</text:span><text:span text:style-name="T51_200"><text:s/></text:span><text:span text:style-name="T51_201">to</text:span><text:span text:style-name="T51_202"><text:s/></text:span><text:span text:style-name="T51_203">its</text:span><text:span text:style-name="T51_204"><text:s/></text:span><text:span text:style-name="T51_205">neighbouring</text:span><text:span text:style-name="T51_206"><text:s/></text:span><text:span text:style-name="T51_207">pieces</text:span><text:span text:style-name="T51_208">.</text:span></text:p>
      <text:p text:style-name="P52"/>
      <text:p text:style-name="P53"><text:span text:style-name="T53_1">Slide</text:span><text:span text:style-name="T53_2"><text:s/>11<text:s/>(</text:span><text:span text:style-name="T53_3">Rendering</text:span><text:span text:style-name="T53_4"><text:s/></text:span><text:span text:style-name="T53_5">the</text:span><text:span text:style-name="T53_6"><text:s/></text:span><text:span text:style-name="T53_7">Puzzle</text:span><text:span text:style-name="T53_8">)</text:span></text:p>
      <text:p text:style-name="P54"><text:span text:style-name="T54_1">A</text:span><text:span text:style-name="T54_2"><text:s/></text:span><text:span text:style-name="T54_3">piece</text:span><text:span text:style-name="T54_4">’</text:span><text:span text:style-name="T54_5">s</text:span><text:span text:style-name="T54_6"><text:s/></text:span><text:span text:style-name="T54_7">parameters</text:span><text:span text:style-name="T54_8"><text:s/></text:span><text:span text:style-name="T54_9">determine</text:span><text:span text:style-name="T54_10"><text:s/></text:span><text:span text:style-name="T54_11">where</text:span><text:span text:style-name="T54_12"><text:s/></text:span><text:span text:style-name="T54_13">on</text:span><text:span text:style-name="T54_14"><text:s/></text:span><text:span text:style-name="T54_15">the</text:span><text:span text:style-name="T54_16"><text:s/></text:span><text:span text:style-name="T54_17">board</text:span><text:span text:style-name="T54_18"><text:s/></text:span><text:span text:style-name="T54_19">they</text:span><text:span text:style-name="T54_20"><text:s/></text:span><text:span text:style-name="T54_21">appear</text:span><text:span text:style-name="T54_22">,<text:s/></text:span><text:span text:style-name="T54_23">their</text:span><text:span text:style-name="T54_24"><text:s/></text:span><text:span text:style-name="T54_25">x</text:span><text:span text:style-name="T54_26"><text:s/></text:span><text:span text:style-name="T54_27">and</text:span><text:span text:style-name="T54_28"><text:s/></text:span><text:span text:style-name="T54_29">y</text:span><text:span text:style-name="T54_30"><text:s/></text:span><text:span text:style-name="T54_31">coordinates</text:span><text:span text:style-name="T54_32"><text:s/></text:span><text:span text:style-name="T54_33">as</text:span><text:span text:style-name="T54_34"><text:s/></text:span><text:span text:style-name="T54_35">well</text:span><text:span text:style-name="T54_36"><text:s/></text:span><text:span text:style-name="T54_37">as</text:span><text:span text:style-name="T54_38"><text:s/></text:span><text:span text:style-name="T54_39">their</text:span><text:span text:style-name="T54_40"><text:s/></text:span><text:span text:style-name="T54_41">rotation</text:span><text:span text:style-name="T54_42"><text:s/></text:span><text:span text:style-name="T54_43">which</text:span><text:span text:style-name="T54_44"><text:s/></text:span><text:span text:style-name="T54_45">affects</text:span><text:span text:style-name="T54_46"><text:s/></text:span><text:span text:style-name="T54_47">the</text:span><text:span text:style-name="T54_48"><text:s/></text:span><text:span text:style-name="T54_49">orientation</text:span><text:span text:style-name="T54_50"><text:s/></text:span><text:span text:style-name="T54_51">of</text:span><text:span text:style-name="T54_52"><text:s/></text:span><text:span text:style-name="T54_53">the</text:span><text:span text:style-name="T54_54"><text:s/></text:span><text:span text:style-name="T54_55">piece</text:span><text:span text:style-name="T54_56">.<text:s/></text:span><text:span text:style-name="T54_57">To</text:span><text:span text:style-name="T54_58"><text:s/></text:span><text:span text:style-name="T54_59">start</text:span><text:span text:style-name="T54_60"><text:s/></text:span><text:span text:style-name="T54_61">with</text:span><text:span text:style-name="T54_62"><text:s/></text:span><text:span text:style-name="T54_63">I</text:span><text:span text:style-name="T54_64"><text:s/></text:span><text:span text:style-name="T54_65">originally</text:span><text:span text:style-name="T54_66"><text:s/></text:span><text:span text:style-name="T54_67">had</text:span><text:span text:style-name="T54_68"><text:s/></text:span><text:span text:style-name="T54_69">blank</text:span><text:span text:style-name="T54_70"><text:s/></text:span><text:span text:style-name="T54_71">square</text:span><text:span text:style-name="T54_72"><text:s/></text:span><text:span text:style-name="T54_73">polygons</text:span><text:span text:style-name="T54_74"><text:s/></text:span><text:span text:style-name="T54_75">as</text:span><text:span text:style-name="T54_76"><text:s/></text:span><text:span text:style-name="T54_77">pieces</text:span><text:span text:style-name="T54_78"><text:s/></text:span><text:span text:style-name="T54_79">for</text:span><text:span text:style-name="T54_80"><text:s/></text:span><text:span text:style-name="T54_81">initial</text:span><text:span text:style-name="T54_82"><text:s/></text:span><text:span text:style-name="T54_83">testing</text:span><text:span text:style-name="T54_84"><text:s/></text:span><text:span text:style-name="T54_85">of</text:span><text:span text:style-name="T54_86"><text:s/></text:span><text:span text:style-name="T54_87">the</text:span><text:span text:style-name="T54_88"><text:s/></text:span><text:span text:style-name="T54_89">game</text:span><text:span text:style-name="T54_90"><text:s/></text:span><text:span text:style-name="T54_91">logic</text:span><text:span text:style-name="T54_92">.<text:s/></text:span><text:span text:style-name="T54_93">Now</text:span><text:span text:style-name="T54_94"><text:s/></text:span><text:span text:style-name="T54_95">they</text:span><text:span text:style-name="T54_96"><text:s/></text:span><text:span text:style-name="T54_97">have</text:span><text:span text:style-name="T54_98"><text:s/></text:span><text:span text:style-name="T54_99">textures</text:span><text:span text:style-name="T54_100"><text:s/></text:span><text:span text:style-name="T54_101">on</text:span><text:span text:style-name="T54_102"><text:s/></text:span><text:span text:style-name="T54_103">them</text:span><text:span text:style-name="T54_104">.<text:s/></text:span><text:span text:style-name="T54_105">In</text:span><text:span text:style-name="T54_106"><text:s/></text:span><text:span text:style-name="T54_107">future</text:span><text:span text:style-name="T54_108"><text:s/></text:span><text:span text:style-name="T54_109">I</text:span><text:span text:style-name="T54_110"><text:s/></text:span><text:span text:style-name="T54_111">want</text:span><text:span text:style-name="T54_112"><text:s/></text:span><text:span text:style-name="T54_113">to</text:span><text:span text:style-name="T54_114"><text:s/></text:span><text:span text:style-name="T54_115">have</text:span><text:span text:style-name="T54_116"><text:s/></text:span><text:span text:style-name="T54_117">more</text:span><text:span text:style-name="T54_118"><text:s/></text:span><text:span text:style-name="T54_119">interesting</text:span><text:span text:style-name="T54_120"><text:s/></text:span><text:span text:style-name="T54_121">polygons</text:span><text:span text:style-name="T54_122"><text:s/></text:span><text:span text:style-name="T54_123">for</text:span><text:span text:style-name="T54_124"><text:s/></text:span><text:span text:style-name="T54_125">the</text:span><text:span text:style-name="T54_126"><text:s/></text:span><text:span text:style-name="T54_127">pieces</text:span><text:span text:style-name="T54_128"><text:s/></text:span><text:span text:style-name="T54_129">where</text:span><text:span text:style-name="T54_130"><text:s/></text:span><text:span text:style-name="T54_131">the</text:span><text:span text:style-name="T54_132"><text:s/></text:span><text:span text:style-name="T54_133">edges</text:span><text:span text:style-name="T54_134"><text:s/></text:span><text:span text:style-name="T54_135">are</text:span><text:span text:style-name="T54_136"><text:s/></text:span><text:span text:style-name="T54_137">curved</text:span><text:span text:style-name="T54_138"><text:s/></text:span><text:span text:style-name="T54_139">to</text:span><text:span text:style-name="T54_140"><text:s/></text:span><text:span text:style-name="T54_141">look</text:span><text:span text:style-name="T54_142"><text:s/></text:span><text:span text:style-name="T54_143">more</text:span><text:span text:style-name="T54_144"><text:s/></text:span><text:span text:style-name="T54_145">like</text:span><text:span text:style-name="T54_146"><text:s/></text:span><text:span text:style-name="T54_147">puzzle</text:span><text:span text:style-name="T54_148"><text:s/></text:span><text:span text:style-name="T54_149">pieces</text:span><text:span text:style-name="T54_150"><text:s/></text:span><text:span text:style-name="T54_151">that</text:span><text:span text:style-name="T54_152"><text:s/></text:span><text:span text:style-name="T54_153">should</text:span><text:span text:style-name="T54_154"><text:s/></text:span><text:span text:style-name="T54_155">join</text:span><text:span text:style-name="T54_156"><text:s/></text:span><text:span text:style-name="T54_157">together</text:span><text:span text:style-name="T54_158">.</text:span></text:p>
      <text:p text:style-name="P55"/>
      <text:p text:style-name="P56"><text:span text:style-name="T56_1">Slide</text:span><text:span text:style-name="T56_2"><text:s/>12<text:s/>(</text:span><text:span text:style-name="T56_3">Snapping</text:span><text:span text:style-name="T56_4"><text:s/></text:span><text:span text:style-name="T56_5">Pieces</text:span><text:span text:style-name="T56_6">)</text:span></text:p>
      <text:p text:style-name="P57"><text:span text:style-name="T57_1">Since</text:span><text:span text:style-name="T57_2"><text:s/></text:span><text:span text:style-name="T57_3">pieces</text:span><text:span text:style-name="T57_4"><text:s/></text:span><text:span text:style-name="T57_5">can</text:span><text:span text:style-name="T57_6"><text:s/></text:span><text:span text:style-name="T57_7">move</text:span><text:span text:style-name="T57_8"><text:s/></text:span><text:span text:style-name="T57_9">around</text:span><text:span text:style-name="T57_10"><text:s/></text:span><text:span text:style-name="T57_11">the</text:span><text:span text:style-name="T57_12"><text:s/></text:span><text:span text:style-name="T57_13">board</text:span><text:span text:style-name="T57_14"><text:s/></text:span><text:span text:style-name="T57_15">now</text:span><text:span text:style-name="T57_16">,<text:s/></text:span><text:span text:style-name="T57_17">I</text:span><text:span text:style-name="T57_18"><text:s/></text:span><text:span text:style-name="T57_19">wanted</text:span><text:span text:style-name="T57_20"><text:s/></text:span><text:span text:style-name="T57_21">to</text:span><text:span text:style-name="T57_22"><text:s/></text:span><text:span text:style-name="T57_23">implement</text:span><text:span text:style-name="T57_24"><text:s/></text:span><text:span text:style-name="T57_25">a</text:span><text:span text:style-name="T57_26"><text:s/></text:span><text:span text:style-name="T57_27">snapping</text:span><text:span text:style-name="T57_28"><text:s/></text:span><text:span text:style-name="T57_29">feature</text:span><text:span text:style-name="T57_30">,<text:s/></text:span><text:span text:style-name="T57_31">which</text:span><text:span text:style-name="T57_32"><text:s/></text:span><text:span text:style-name="T57_33">means</text:span><text:span text:style-name="T57_34"><text:s/></text:span><text:span text:style-name="T57_35">that</text:span><text:span text:style-name="T57_36"><text:s/></text:span><text:span text:style-name="T57_37">when</text:span><text:span text:style-name="T57_38"><text:s/></text:span><text:span text:style-name="T57_39">two</text:span><text:span text:style-name="T57_40"><text:s/></text:span><text:span text:style-name="T57_41">pieces</text:span><text:span text:style-name="T57_42"><text:s/></text:span><text:span text:style-name="T57_43">were</text:span><text:span text:style-name="T57_44"><text:s/></text:span><text:span text:style-name="T57_45">meant</text:span><text:span text:style-name="T57_46"><text:s/></text:span><text:span text:style-name="T57_47">to</text:span><text:span text:style-name="T57_48"><text:s/></text:span><text:span text:style-name="T57_49">join</text:span><text:span text:style-name="T57_50"><text:s/></text:span><text:span text:style-name="T57_51">together</text:span><text:span text:style-name="T57_52"><text:s/></text:span><text:span text:style-name="T57_53">if</text:span><text:span text:style-name="T57_54"><text:s/></text:span><text:span text:style-name="T57_55">they</text:span><text:span text:style-name="T57_56"><text:s/></text:span><text:span text:style-name="T57_57">were</text:span><text:span text:style-name="T57_58"><text:s/></text:span><text:span text:style-name="T57_59">in</text:span><text:span text:style-name="T57_60"><text:s/></text:span><text:span text:style-name="T57_61">a</text:span><text:span text:style-name="T57_62"><text:s/></text:span><text:span text:style-name="T57_63">specified</text:span><text:span text:style-name="T57_64"><text:s/></text:span><text:span text:style-name="T57_65">range</text:span><text:span text:style-name="T57_66"><text:s/></text:span><text:span text:style-name="T57_67">of</text:span><text:span text:style-name="T57_68"><text:s/></text:span><text:span text:style-name="T57_69">each</text:span><text:span text:style-name="T57_70"><text:s/></text:span><text:span text:style-name="T57_71">other</text:span><text:span text:style-name="T57_72">.<text:s/></text:span><text:span text:style-name="T57_73">So</text:span><text:span text:style-name="T57_74"><text:s/></text:span><text:span text:style-name="T57_75">a</text:span><text:span text:style-name="T57_76"><text:s/></text:span><text:span text:style-name="T57_77">piece</text:span><text:span text:style-name="T57_78"><text:s/></text:span><text:span text:style-name="T57_79">being</text:span><text:span text:style-name="T57_80"><text:s/></text:span><text:span text:style-name="T57_81">placed</text:span><text:span text:style-name="T57_82"><text:s/></text:span><text:span text:style-name="T57_83">on</text:span><text:span text:style-name="T57_84"><text:s/></text:span><text:span text:style-name="T57_85">the</text:span><text:span text:style-name="T57_86"><text:s/></text:span><text:span text:style-name="T57_87">board</text:span><text:span text:style-name="T57_88"><text:s/></text:span><text:span text:style-name="T57_89">that</text:span><text:span text:style-name="T57_90"><text:s/></text:span><text:span text:style-name="T57_91">was</text:span><text:span text:style-name="T57_92"><text:s/></text:span><text:span text:style-name="T57_93">in</text:span><text:span text:style-name="T57_94"><text:s/></text:span><text:span text:style-name="T57_95">range</text:span><text:span text:style-name="T57_96"><text:s/></text:span><text:span text:style-name="T57_97">of</text:span><text:span text:style-name="T57_98"><text:s/></text:span><text:span text:style-name="T57_99">its</text:span><text:span text:style-name="T57_100"><text:s/></text:span><text:span text:style-name="T57_101">neighbour</text:span><text:span text:style-name="T57_102"><text:s/></text:span><text:span text:style-name="T57_103">would</text:span><text:span text:style-name="T57_104"><text:s/></text:span><text:span text:style-name="T57_105">be</text:span><text:span text:style-name="T57_106"><text:s/></text:span><text:span text:style-name="T57_107">positioned</text:span><text:span text:style-name="T57_108"><text:s/></text:span><text:span text:style-name="T57_109">to</text:span><text:span text:style-name="T57_110"><text:s/></text:span><text:span text:style-name="T57_111">be</text:span><text:span text:style-name="T57_112"><text:s/></text:span><text:span text:style-name="T57_113">right</text:span><text:span text:style-name="T57_114"><text:s/></text:span><text:span text:style-name="T57_115">next</text:span><text:span text:style-name="T57_116"><text:s/></text:span><text:span text:style-name="T57_117">to</text:span><text:span text:style-name="T57_118"><text:s/></text:span><text:span text:style-name="T57_119">it</text:span><text:span text:style-name="T57_120">.<text:s/></text:span><text:span text:style-name="T57_121">The</text:span><text:span text:style-name="T57_122"><text:s/></text:span><text:span text:style-name="T57_123">snapping</text:span><text:span text:style-name="T57_124"><text:s/></text:span><text:span text:style-name="T57_125">feature</text:span><text:span text:style-name="T57_126"><text:s/></text:span><text:span text:style-name="T57_127">only</text:span><text:span text:style-name="T57_128"><text:s/></text:span><text:span text:style-name="T57_129">works</text:span><text:span text:style-name="T57_130"><text:s/></text:span><text:span text:style-name="T57_131">on</text:span><text:span text:style-name="T57_132"><text:s/></text:span><text:span text:style-name="T57_133">neighbouring</text:span><text:span text:style-name="T57_134"><text:s/></text:span><text:span text:style-name="T57_135">pieces</text:span><text:span text:style-name="T57_136">,<text:s/></text:span><text:span text:style-name="T57_137">but</text:span><text:span text:style-name="T57_138"><text:s/></text:span><text:span text:style-name="T57_139">it</text:span><text:span text:style-name="T57_140"><text:s/></text:span><text:span text:style-name="T57_141">doesn</text:span><text:span text:style-name="T57_142">’</text:span><text:span text:style-name="T57_143">t</text:span><text:span text:style-name="T57_144"><text:s/></text:span><text:span text:style-name="T57_145">stop</text:span><text:span text:style-name="T57_146"><text:s/></text:span><text:span text:style-name="T57_147">the</text:span><text:span text:style-name="T57_148"><text:s/></text:span><text:span text:style-name="T57_149">user</text:span><text:span text:style-name="T57_150"><text:s/></text:span><text:span text:style-name="T57_151">from</text:span><text:span text:style-name="T57_152"><text:s/></text:span><text:span text:style-name="T57_153">positioning</text:span><text:span text:style-name="T57_154"><text:s/></text:span><text:span text:style-name="T57_155">two</text:span><text:span text:style-name="T57_156"><text:s/></text:span><text:span text:style-name="T57_157">non</text:span><text:span text:style-name="T57_158">-</text:span><text:span text:style-name="T57_159">neighbouring</text:span><text:span text:style-name="T57_160"><text:s/></text:span><text:span text:style-name="T57_161">pieces</text:span><text:span text:style-name="T57_162"><text:s/></text:span><text:span text:style-name="T57_163">next</text:span><text:span text:style-name="T57_164"><text:s/></text:span><text:span text:style-name="T57_165">to</text:span><text:span text:style-name="T57_166"><text:s/></text:span><text:span text:style-name="T57_167">each</text:span><text:span text:style-name="T57_168"><text:s/></text:span><text:span text:style-name="T57_169">other</text:span><text:span text:style-name="T57_170">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